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paragraph-properties fo:text-align="start" style:justify-single-word="false"/>
      <style:text-properties fo:font-size="13.6999998092651pt" officeooo:rsid="000fd693" officeooo:paragraph-rsid="000fd693" style:font-size-asian="12pt" style:font-size-complex="13.6999998092651pt"/>
    </style:style>
    <style:style style:name="P2" style:family="paragraph" style:parent-style-name="Standard">
      <style:paragraph-properties fo:text-align="start" style:justify-single-word="false"/>
      <style:text-properties fo:font-size="10.5pt" officeooo:rsid="000fd693" officeooo:paragraph-rsid="000fd693" style:font-size-asian="10.5pt" style:font-size-complex="10.5pt"/>
    </style:style>
    <style:style style:name="P3" style:family="paragraph" style:parent-style-name="Standard">
      <style:paragraph-properties fo:text-align="start" style:justify-single-word="false"/>
      <style:text-properties fo:font-size="10.5pt" officeooo:rsid="001161e3" officeooo:paragraph-rsid="001161e3" style:font-size-asian="10.5pt" style:font-size-complex="10.5pt"/>
    </style:style>
    <style:style style:name="P4" style:family="paragraph" style:parent-style-name="Standard">
      <style:paragraph-properties fo:text-align="start" style:justify-single-word="false"/>
      <style:text-properties fo:font-size="10.5pt" officeooo:rsid="001161e3" officeooo:paragraph-rsid="00135a05" style:font-size-asian="10.5pt" style:font-size-complex="10.5pt"/>
    </style:style>
    <style:style style:name="P5" style:family="paragraph" style:parent-style-name="Standard">
      <style:paragraph-properties fo:text-align="start" style:justify-single-word="false"/>
      <style:text-properties fo:font-size="10.5pt" officeooo:rsid="00135a05" officeooo:paragraph-rsid="00135a05" style:font-size-asian="10.5pt" style:font-size-complex="10.5pt"/>
    </style:style>
    <style:style style:name="P6" style:family="paragraph" style:parent-style-name="Standard">
      <style:paragraph-properties fo:text-align="start" style:justify-single-word="false"/>
      <style:text-properties fo:font-size="10.5pt" officeooo:rsid="00135a05" officeooo:paragraph-rsid="0014d6f3" style:font-size-asian="10.5pt" style:font-size-complex="10.5pt"/>
    </style:style>
    <style:style style:name="P7" style:family="paragraph" style:parent-style-name="Standard">
      <style:paragraph-properties fo:text-align="start" style:justify-single-word="false"/>
      <style:text-properties fo:font-size="10.5pt" officeooo:rsid="0014d6f3" officeooo:paragraph-rsid="0014d6f3" style:font-size-asian="10.5pt" style:font-size-complex="10.5pt"/>
    </style:style>
    <style:style style:name="P8" style:family="paragraph" style:parent-style-name="Standard">
      <style:paragraph-properties fo:text-align="start" style:justify-single-word="false"/>
      <style:text-properties fo:font-size="10.5pt" officeooo:rsid="00161b56" officeooo:paragraph-rsid="00161b56" style:font-size-asian="10.5pt" style:font-size-complex="10.5pt"/>
    </style:style>
    <style:style style:name="P9" style:family="paragraph" style:parent-style-name="Standard">
      <style:paragraph-properties fo:text-align="start" style:justify-single-word="false"/>
      <style:text-properties fo:font-size="10.5pt" officeooo:rsid="00172867" officeooo:paragraph-rsid="00172867" style:font-size-asian="10.5pt" style:font-size-complex="10.5pt"/>
    </style:style>
    <style:style style:name="P10" style:family="paragraph" style:parent-style-name="Standard">
      <style:paragraph-properties fo:text-align="start" style:justify-single-word="false"/>
      <style:text-properties fo:font-size="10.5pt" officeooo:rsid="00172867" officeooo:paragraph-rsid="0018dfb7" style:font-size-asian="10.5pt" style:font-size-complex="10.5pt"/>
    </style:style>
    <style:style style:name="P11" style:family="paragraph" style:parent-style-name="Standard">
      <style:paragraph-properties fo:text-align="start" style:justify-single-word="false"/>
      <style:text-properties fo:font-size="12pt" officeooo:rsid="000fd693" officeooo:paragraph-rsid="000fd693" style:font-size-asian="12pt" style:font-size-complex="12pt"/>
    </style:style>
    <style:style style:name="P12" style:family="paragraph" style:parent-style-name="Standard">
      <style:paragraph-properties fo:text-align="start" style:justify-single-word="false"/>
      <style:text-properties fo:font-size="12pt" officeooo:rsid="001161e3" officeooo:paragraph-rsid="000fd693" style:font-size-asian="12pt" style:font-size-complex="12pt"/>
    </style:style>
    <style:style style:name="P13" style:family="paragraph" style:parent-style-name="Standard">
      <style:paragraph-properties fo:text-align="start" style:justify-single-word="false"/>
      <style:text-properties fo:font-size="12pt" officeooo:rsid="001161e3" officeooo:paragraph-rsid="001161e3" style:font-size-asian="12pt" style:font-size-complex="12pt"/>
    </style:style>
    <style:style style:name="P14" style:family="paragraph" style:parent-style-name="Standard">
      <style:paragraph-properties fo:text-align="start" style:justify-single-word="false"/>
      <style:text-properties fo:font-size="12pt" officeooo:rsid="00172867" officeooo:paragraph-rsid="00172867" style:font-size-asian="12pt" style:font-size-complex="12pt"/>
    </style:style>
    <style:style style:name="T1" style:family="text">
      <style:text-properties officeooo:rsid="001161e3"/>
    </style:style>
    <style:style style:name="T2" style:family="text">
      <style:text-properties officeooo:rsid="00135a05"/>
    </style:style>
    <style:style style:name="T3" style:family="text">
      <style:text-properties officeooo:rsid="0014d6f3"/>
    </style:style>
    <style:style style:name="T4" style:family="text">
      <style:text-properties style:text-position="super 58%" officeooo:rsid="00161b56"/>
    </style:style>
    <style:style style:name="T5" style:family="text">
      <style:text-properties officeooo:rsid="00161b56"/>
    </style:style>
    <style:style style:name="T6" style:family="text">
      <style:text-properties officeooo:rsid="00172867"/>
    </style:style>
    <style:style style:name="T7" style:family="text">
      <style:text-properties officeooo:rsid="0018df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oftware Experiments 1 Report</text:p>
      <text:p text:style-name="P11">Morris Kim<text:tab/><text:tab/><text:tab/><text:tab/><text:tab/><text:tab/><text:tab/><text:tab/><text:tab/><text:tab/> <text:s text:c="3"/>1TE21131T</text:p>
      <text:p text:style-name="P11"/>
      <text:p text:style-name="P11">1. Description</text:p>
      <text:p text:style-name="P1"/>
      <text:p text:style-name="P2">For this personal assignment, I’ve chosen to do task 11, which is an extension of task 9 (the typing game). The details of this assignment are written at the top of the program code. </text:p>
      <text:p text:style-name="P2"/>
      <text:p text:style-name="P2">************************************* </text:p>
      <text:p text:style-name="P2">** Typing Practice</text:p>
      <text:p text:style-name="P2">** Display character string on screen<text:tab/><text:tab/></text:p>
      <text:p text:style-name="P2">** Let user input the character screen<text:tab/><text:tab/></text:p>
      <text:p text:style-name="P2">** Don't output a failed input to screen<text:tab/></text:p>
      <text:p text:style-name="P2">** Change time limit depending on the length of a character string<text:tab/></text:p>
      <text:p text:style-name="P2">** Count the numbers of correct &amp; failed inputs and display each <text:tab/></text:p>
      <text:p text:style-name="P2">** Calculate the typing speed (characters per minute) &amp; display it<text:tab/></text:p>
      <text:p text:style-name="P2">************************************* </text:p>
      <text:p text:style-name="P2"/>
      <text:p text:style-name="P2">In the sections below, I will explain how I implemented each of the above features while providing the relevant code. Additionally, subroutines from the echoback program are kept constant, and as such, I will omit them from this report for the sake of brevity.</text:p>
      <text:p text:style-name="P2"/>
      <text:p text:style-name="P11">2.1 Displaying character strings on the screen</text:p>
      <text:p text:style-name="P12"/>
      <text:p text:style-name="P3">My game has a menu where the player can pick their desired difficulty level. It would be tedious to count the number of characters on each string I want to display on the screen, so I created a subroutine PRINT to print a desired string on the screen as long as the string ends with a newline.</text:p>
      <text:p text:style-name="P3"/>
      <text:p text:style-name="P3">PRINT:</text:p>
      <text:p text:style-name="P3"><text:tab/>/* Input: a5 &lt;- Head address of text*/</text:p>
      <text:p text:style-name="P3"><text:tab/>/* Running level set to 7 to prevent interrupt while printing */</text:p>
      <text:p text:style-name="P3"><text:tab/>movem.l<text:tab/>%d0-%d4/%a1, -(%sp)</text:p>
      <text:p text:style-name="P3"><text:tab/>move.w<text:tab/>%SR, %d4</text:p>
      <text:p text:style-name="P3"><text:tab/>move.w<text:tab/>#0x2700, %SR</text:p>
      <text:p text:style-name="P3"><text:tab/></text:p>
      <text:p text:style-name="P3"><text:tab/>lea.l<text:tab/>PRINT_BUFFER, %a1</text:p>
      <text:p text:style-name="P3"><text:tab/>move.l<text:tab/>#0, %d3<text:tab/><text:tab/>/* d3 = size counter*/</text:p>
      <text:p text:style-name="P3"><text:tab/></text:p>
      <text:p text:style-name="P3">INSERT_BUFFER_LOOP:</text:p>
      <text:p text:style-name="P3"><text:tab/>/* Put the text in BUFFER */</text:p>
      <text:p text:style-name="P3"><text:tab/>cmpi.b<text:tab/>#0x0a, (%a5)<text:tab/>/* Encountered an '\n' */</text:p>
      <text:p text:style-name="P3"><text:tab/>beq<text:tab/>INSERT_BUFFER_END</text:p>
      <text:p text:style-name="P3"><text:tab/></text:p>
      <text:p text:style-name="P3"><text:tab/>move.b<text:tab/>(%a5)+, (%a1)+<text:tab/>/* Move into buffer*/</text:p>
      <text:p text:style-name="P3"><text:tab/>addq<text:tab/>#1, %d3<text:tab/><text:tab/>/* Increment Size*/</text:p>
      <text:p text:style-name="P3"/>
      <text:p text:style-name="P3"><text:tab/>bra<text:tab/>INSERT_BUFFER_LOOP</text:p>
      <text:p text:style-name="P3"><text:tab/></text:p>
      <text:p text:style-name="P3">INSERT_BUFFER_END:</text:p>
      <text:p text:style-name="P3"><text:tab/>addq<text:tab/>#1, %d3<text:tab/><text:tab/>/* Include \n */</text:p>
      <text:p text:style-name="P3"><text:tab/>move.b<text:tab/>#0x0a, (%a1)</text:p>
      <text:p text:style-name="P3"><text:tab/></text:p>
      <text:p text:style-name="P3"><text:tab/>/* PUTSTRING <text:s/>all the text*/</text:p>
      <text:p text:style-name="P3"><text:tab/>move.l<text:tab/>#SYSCALL_NUM_PUTSTRING, %d0</text:p>
      <text:p text:style-name="P3"><text:tab/>move.l<text:tab/>#0, %d1<text:tab/><text:tab/><text:tab/><text:tab/>/*ch = 0*/</text:p>
      <text:p text:style-name="P3"><text:tab/>move.l<text:tab/>#PRINT_BUFFER, %d2<text:tab/><text:tab/>/*p = #BUF*/</text:p>
      <text:p text:style-name="P3"><text:tab/>trap<text:tab/>#0</text:p>
      <text:p text:style-name="P3"/>
      <text:p text:style-name="P3"><text:tab/>move.w<text:tab/>%d4, %SR</text:p>
      <text:p text:style-name="P3"><text:soft-page-break/><text:tab/>movem.l<text:tab/>(%sp)+, %d0-%d4/%a1</text:p>
      <text:p text:style-name="P3"><text:tab/>rts</text:p>
      <text:p text:style-name="P3"/>
      <text:p text:style-name="P3">This subroutine takes an input a5 as the address of the target string, and returns no value. Additionally, I made it save the running level before setting it to level 7 just in case the program is printing a long text. If the player inputs something in this period, it will be stored in the receiver queue and this might cause it to skip parts of the game that waits for user input (as the program might assume the player has already input something).</text:p>
      <text:p text:style-name="P3"/>
      <text:p text:style-name="P5">However,, this subroutine is only used for the menu and other parts of the game. To display the text the player needs to write, a system call to PUTSTRING is used, because the length of these texts exceed the queue capacity of the transmitter queue, requiring me to split the text into multiple PUTSTRING calls:</text:p>
      <text:p text:style-name="P5"/>
      <text:p text:style-name="P5"><text:tab/>move.l<text:tab/>#SYSCALL_NUM_PUTSTRING, %d0</text:p>
      <text:p text:style-name="P5"><text:tab/>move.l<text:tab/>#0, %d1<text:tab/><text:tab/><text:tab/>/*ch = 0*/</text:p>
      <text:p text:style-name="P5"><text:tab/>move.l<text:tab/>%a0, %d2<text:tab/><text:tab/>/*p = TEXT1*/</text:p>
      <text:p text:style-name="P5"><text:tab/>move.l<text:tab/>#256, %d3<text:tab/><text:tab/>/*size of text + 2*/</text:p>
      <text:p text:style-name="P5"><text:tab/>trap<text:tab/>#0</text:p>
      <text:p text:style-name="P5"/>
      <text:p text:style-name="P5"><text:tab/>move.l<text:tab/>#SYSCALL_NUM_PUTSTRING, %d0</text:p>
      <text:p text:style-name="P5"><text:tab/>move.l<text:tab/>#0, %d1<text:tab/><text:tab/><text:tab/>/*ch = 0*/</text:p>
      <text:p text:style-name="P5"><text:tab/>move.l<text:tab/>#TEXT3, %d2<text:tab/><text:tab/>/*p = TEXT1*/</text:p>
      <text:p text:style-name="P5"><text:tab/>move.l<text:tab/>#256, %d3<text:tab/><text:tab/>/*size of text + 2*/</text:p>
      <text:p text:style-name="P5"><text:tab/>trap<text:tab/>#0</text:p>
      <text:p text:style-name="P14"/>
      <text:p text:style-name="P9">There is one other print function, named DUMB_PRINT (excuse the name), which is used to convert a numerical value into ascii before displaying it on the screen.</text:p>
      <text:p text:style-name="P9"/>
      <text:p text:style-name="P9">DUMB_PRINT:</text:p>
      <text:p text:style-name="P9"><text:tab/>/* convert number to ascii then print */</text:p>
      <text:p text:style-name="P9"><text:tab/>/* input: d4*/</text:p>
      <text:p text:style-name="P9"><text:tab/>movem.l %d0-%d3, -(%sp)</text:p>
      <text:p text:style-name="P9"/>
      <text:p text:style-name="P9">DIGIT1:</text:p>
      <text:p text:style-name="P9"><text:tab/>cmpi.w<text:tab/>#100, %d4</text:p>
      <text:p text:style-name="P9"><text:tab/>blt<text:tab/>DIGIT2_NOSWAP</text:p>
      <text:p text:style-name="P9"><text:tab/></text:p>
      <text:p text:style-name="P9"><text:tab/>move.w <text:tab/>%d4, %d0</text:p>
      <text:p text:style-name="P9"><text:tab/>divu.w<text:tab/>#100, %d0</text:p>
      <text:p text:style-name="P9"><text:tab/>move.l<text:tab/>%d0, %d4<text:tab/><text:tab/>/* looks stupid, i know. this saves the divided answer*/</text:p>
      <text:p text:style-name="P9"/>
      <text:p text:style-name="P9"><text:tab/>cmpi.b<text:tab/>#0, %d0<text:tab/><text:tab/><text:tab/>/* might cause problems? we're putting word into d0 and only testing byte*/</text:p>
      <text:p text:style-name="P9"><text:tab/>beq<text:tab/>DIGIT2<text:tab/><text:tab/><text:tab/>/* if d0&lt;100, skip this digit*/</text:p>
      <text:p text:style-name="P9"><text:tab/>addi.b<text:tab/>#0x30, %d0<text:tab/><text:tab/></text:p>
      <text:p text:style-name="P9"><text:tab/>move.b<text:tab/>%d0, PRINT_BUFFER</text:p>
      <text:p text:style-name="P9"><text:tab/></text:p>
      <text:p text:style-name="P9"><text:tab/>move.l<text:tab/>#SYSCALL_NUM_PUTSTRING, %d0</text:p>
      <text:p text:style-name="P9"><text:tab/>move.l<text:tab/>#0, %d1<text:tab/><text:tab/><text:tab/><text:tab/>/*ch = 0*/</text:p>
      <text:p text:style-name="P9"><text:tab/>move.l<text:tab/>#PRINT_BUFFER, %d2<text:tab/><text:tab/>/*p = #PRINT_BUFFER*/</text:p>
      <text:p text:style-name="P9"><text:tab/>move.l<text:tab/>#1, %d3<text:tab/><text:tab/><text:tab/><text:tab/>/* d3 = size*/</text:p>
      <text:p text:style-name="P9"><text:tab/>trap<text:tab/>#0</text:p>
      <text:p text:style-name="P9"/>
      <text:p text:style-name="P9">DIGIT2:</text:p>
      <text:p text:style-name="P9"><text:tab/>andi.l<text:tab/>#0xffff0000, %d4</text:p>
      <text:p text:style-name="P9"><text:tab/>swap<text:tab/>%d4<text:tab/><text:tab/><text:tab/>/* swapped so we get the remainder */</text:p>
      <text:p text:style-name="P9"><text:tab/></text:p>
      <text:p text:style-name="P9">DIGIT2_NOSWAP:<text:tab/></text:p>
      <text:p text:style-name="P9"><text:tab/>cmpi.w<text:tab/>#10, %d4<text:tab/>/* Skip if lower than 10 */</text:p>
      <text:p text:style-name="P9"><text:tab/>blt<text:tab/>DIGIT3_NOSWAP</text:p>
      <text:p text:style-name="P9"><text:tab/></text:p>
      <text:p text:style-name="P9"><text:soft-page-break/><text:tab/>move.w<text:tab/>%d4, %d0<text:tab/></text:p>
      <text:p text:style-name="P9"><text:tab/>divu.w<text:tab/>#10, %d0</text:p>
      <text:p text:style-name="P9"><text:tab/>move.l<text:tab/>%d0, %d4<text:tab/>/* again, saves the divided answer*/</text:p>
      <text:p text:style-name="P9"/>
      <text:p text:style-name="P9"><text:tab/>/* No need to skip if 0, because what are the chances your cpm &amp; acc &lt; 10?? */</text:p>
      <text:p text:style-name="P9"><text:tab/>addi.b<text:tab/>#0x30, %d0</text:p>
      <text:p text:style-name="P9"><text:tab/>move.b<text:tab/>%d0, PRINT_BUFFER</text:p>
      <text:p text:style-name="P9"/>
      <text:p text:style-name="P9"><text:tab/>move.l<text:tab/>#SYSCALL_NUM_PUTSTRING, %d0</text:p>
      <text:p text:style-name="P9"><text:tab/>move.l<text:tab/>#0, %d1<text:tab/><text:tab/><text:tab/><text:tab/>/*ch = 0*/</text:p>
      <text:p text:style-name="P9"><text:tab/>move.l<text:tab/>#PRINT_BUFFER, %d2<text:tab/><text:tab/>/*p = #PRINT_BUFFER*/</text:p>
      <text:p text:style-name="P9"><text:tab/>move.l<text:tab/>#1, %d3<text:tab/><text:tab/><text:tab/><text:tab/>/* d3 = size*/</text:p>
      <text:p text:style-name="P9"><text:tab/>trap<text:tab/>#0</text:p>
      <text:p text:style-name="P9"/>
      <text:p text:style-name="P9">DIGIT3:</text:p>
      <text:p text:style-name="P9"><text:tab/>andi.l<text:tab/>#0xffff0000, %d4</text:p>
      <text:p text:style-name="P9"><text:tab/>swap<text:tab/>%d4</text:p>
      <text:p text:style-name="P9"/>
      <text:p text:style-name="P9">DIGIT3_NOSWAP:<text:tab/></text:p>
      <text:p text:style-name="P9"><text:tab/>move.w<text:tab/>%d4, %d0<text:tab/></text:p>
      <text:p text:style-name="P9"><text:tab/>addi.b<text:tab/>#0x30, %d0</text:p>
      <text:p text:style-name="P9"><text:tab/>move.b<text:tab/>%d0, PRINT_BUFFER</text:p>
      <text:p text:style-name="P9"/>
      <text:p text:style-name="P9"><text:tab/>move.l<text:tab/>#SYSCALL_NUM_PUTSTRING, %d0</text:p>
      <text:p text:style-name="P9"><text:tab/>move.l<text:tab/>#0, %d1<text:tab/><text:tab/><text:tab/><text:tab/>/*ch = 0*/</text:p>
      <text:p text:style-name="P9"><text:tab/>move.l<text:tab/>#PRINT_BUFFER, %d2<text:tab/><text:tab/>/*p = #PRINT_BUFFER*/</text:p>
      <text:p text:style-name="P9"><text:tab/>move.l<text:tab/>#1, %d3<text:tab/><text:tab/><text:tab/><text:tab/>/* d3 = size*/</text:p>
      <text:p text:style-name="P9"><text:tab/>trap<text:tab/>#0</text:p>
      <text:p text:style-name="P9"/>
      <text:p text:style-name="P9"><text:tab/>movem.l <text:tab/>(%sp)+ ,%d0-%d3</text:p>
      <text:p text:style-name="P9"><text:tab/>rts</text:p>
      <text:p text:style-name="P11"/>
      <text:p text:style-name="P9">This subroutine takes a numerical value d4, and separates it into 3 digits by using the divu instruction. The resulting number of this division is added to the ascii value of 0 (0x30), and its remainder is used for the following digits.</text:p>
      <text:p text:style-name="P11"/>
      <text:p text:style-name="P11">2.2 User input</text:p>
      <text:p text:style-name="P11"/>
      <text:p text:style-name="P4"><text:span text:style-name="T2">Like the echoback program, a system call for GETSTRING is used to get the user’s input.</text:span></text:p>
      <text:p text:style-name="P4"/>
      <text:p text:style-name="P4"><text:tab/>move.l<text:tab/>#SYSCALL_NUM_GETSTRING, %d0</text:p>
      <text:p text:style-name="P4"><text:tab/>move.l<text:tab/>#0, %d1<text:tab/><text:tab/><text:tab/>/*ch = 0*/</text:p>
      <text:p text:style-name="P4"><text:tab/>move.l<text:tab/>%a1, %d2<text:tab/><text:tab/>/*<text:span text:style-name="T2">a1</text:span> = #BUF*/</text:p>
      <text:p text:style-name="P4"><text:tab/>move.l<text:tab/>#1, %d3<text:tab/><text:tab/><text:tab/>/*size = <text:span text:style-name="T2">1</text:span>*/</text:p>
      <text:p text:style-name="P4"><text:tab/>trap<text:tab/>#0</text:p>
      <text:p text:style-name="P4"/>
      <text:p text:style-name="P5">The difference in this case is that the size is restricted to 1. <text:span text:style-name="T3">This is done to make the next section easier.</text:span></text:p>
      <text:p text:style-name="P11"/>
      <text:p text:style-name="P11">2.3 Failed input checking</text:p>
      <text:p text:style-name="P11"/>
      <text:p text:style-name="P6">The <text:span text:style-name="T3">user input check is done following a GETSTRING system call. The first 2 lines ensure that the rest of the code only follows if something was read out by GETSTRING.</text:span></text:p>
      <text:p text:style-name="P6"/>
      <text:p text:style-name="P6"><text:tab/>cmpi.l<text:tab/>#0, %d0<text:tab/><text:tab/><text:tab/>/* d0 = no. of things read out by GETSTRING*/</text:p>
      <text:p text:style-name="P6"><text:tab/>beq<text:tab/>GAME1_LOOP<text:tab/><text:tab/>/* Only check if something is input */</text:p>
      <text:p text:style-name="P6"/>
      <text:p text:style-name="P6"><text:tab/>/* Check whether what is written is correct */</text:p>
      <text:p text:style-name="P6"><text:tab/>move.b<text:tab/>(%a1), %d0<text:tab/><text:tab/>/* <text:span text:style-name="T5">a1 = Practice Text </text:span>*/</text:p>
      <text:p text:style-name="P6"><text:tab/>cmp.b<text:tab/>(%a0), %d0<text:tab/><text:tab/>/* I'm trying to compare first element of BUF */</text:p>
      <text:p text:style-name="P11"><text:soft-page-break/></text:p>
      <text:p text:style-name="P7">Because only 1 element is moved at a time, we only have to check the first element of the buffer BUF. If the player somehow managed to press 2 buttons in the span between this check and the next GETSTRING, only the first one is checked in the following loop. This is intentional, because this is a typing practice game and precision should be rewarded.</text:p>
      <text:p text:style-name="P11"/>
      <text:p text:style-name="P11">2.4 Changing time limit depending on length of string</text:p>
      <text:p text:style-name="P11"/>
      <text:p text:style-name="P7">In my game, there are 2 difficulties with a longer time limit depending on the length of the string. This length of string is fixed for each difficulty (256 characters ,60s) for normal difficulty, and (512 characters,75s) for hard difficulty</text:p>
      <text:p text:style-name="P11"/>
      <text:p text:style-name="P2"><text:tab/>move.b <text:tab/>#0, TIME_ELAPSED_TOTAL</text:p>
      <text:p text:style-name="P2"><text:tab/>move.b <text:tab/>#6, TIME_ELAPSED2</text:p>
      <text:p text:style-name="P2"><text:tab/>move.b <text:tab/>#0, TIME_ELAPSED1</text:p>
      <text:p text:style-name="P2"><text:tab/>move.b<text:tab/>#0, TIMER_FLAG</text:p>
      <text:p text:style-name="P2"/>
      <text:p text:style-name="P7">This setting is done whenever a game difficulty is chosen (TIME_ELAPSED<text:span text:style-name="T5">N</text:span> is the <text:span text:style-name="T5">n</text:span><text:span text:style-name="T4">th</text:span> digit of the timer, <text:span text:style-name="T5">with TIME_ELAPSED_TOTAL as the total elapsed time, and TIMER_FLAG is set to 1 when the timer runs out</text:span>). <text:span text:style-name="T5">Every second, a subroutine is called to decrement the TIME_ELAPSED1&amp;2 and increment TIME_ELAPSED TOTAL. </text:span></text:p>
      <text:p text:style-name="P7"/>
      <text:p text:style-name="P7">GAME_TIMER:</text:p>
      <text:p text:style-name="P7"><text:tab/>movem.l<text:tab/>%d0-%d7/%a0-%a6, -(%sp)</text:p>
      <text:p text:style-name="P7"><text:tab/>cmpi.b<text:tab/>#0, TIME_ELAPSED2<text:tab/><text:tab/>/* check 2nd digit */</text:p>
      <text:p text:style-name="P7"><text:tab/>bne<text:tab/>GAME_TIMERSKIP<text:tab/><text:tab/>/*Skip check if &gt;10s left*/</text:p>
      <text:p text:style-name="P7"/>
      <text:p text:style-name="P7"><text:tab/>cmpi.b<text:tab/>#0, TIME_ELAPSED1<text:tab/><text:tab/>/* If 0s, kill timer*/</text:p>
      <text:p text:style-name="P7"><text:tab/>beq<text:tab/>GAME_TIMERKILL</text:p>
      <text:p text:style-name="P7"/>
      <text:p text:style-name="P7">GAME_TIMERSKIP:<text:tab/></text:p>
      <text:p text:style-name="P7"><text:tab/>/* Decrement Timer digits */</text:p>
      <text:p text:style-name="P7"><text:tab/>cmpi.b <text:tab/>#0, TIME_ELAPSED1</text:p>
      <text:p text:style-name="P7"><text:tab/>beq<text:tab/>GAME_TIMERDECREMENT</text:p>
      <text:p text:style-name="P7"/>
      <text:p text:style-name="P7"><text:tab/>subi.b <text:tab/>#1, TIME_ELAPSED1</text:p>
      <text:p text:style-name="P7"><text:tab/>bra<text:tab/>GAME_TIMEREND</text:p>
      <text:p text:style-name="P7"/>
      <text:p text:style-name="P7">GAME_TIMERDECREMENT:</text:p>
      <text:p text:style-name="P7"><text:tab/>move.b<text:tab/>#9, TIME_ELAPSED1</text:p>
      <text:p text:style-name="P7"><text:tab/>subi.b<text:tab/>#1, TIME_ELAPSED2<text:tab/><text:tab/><text:tab/>/* Decrement 2nd digit by 1 and return */</text:p>
      <text:p text:style-name="P7"><text:tab/>bra<text:tab/>GAME_TIMEREND</text:p>
      <text:p text:style-name="P7"/>
      <text:p text:style-name="P7">GAME_TIMERKILL:</text:p>
      <text:p text:style-name="P7"><text:tab/>move.b<text:tab/>#1, TIMER_FLAG<text:tab/><text:tab/><text:tab/>/* 1 = Timer done*/</text:p>
      <text:p text:style-name="P7"><text:tab/>move.l<text:tab/>#SYSCALL_NUM_RESET_TIMER, %d0</text:p>
      <text:p text:style-name="P7"><text:tab/>trap<text:tab/>#0</text:p>
      <text:p text:style-name="P7"><text:s text:c="4"/></text:p>
      <text:p text:style-name="P7">GAME_TIMEREND:</text:p>
      <text:p text:style-name="P7"><text:tab/>jsr<text:tab/>GAME_TIMER_LED</text:p>
      <text:p text:style-name="P7"><text:tab/>addi.w<text:tab/>#1, TIME_ELAPSED_TOTAL</text:p>
      <text:p text:style-name="P7"><text:tab/>movem.l<text:tab/>(%sp)+, %d0-%d7/%a0-%a6</text:p>
      <text:p text:style-name="P7"><text:tab/>rts</text:p>
      <text:p text:style-name="P7"/>
      <text:p text:style-name="P7">GAME_TIMER_LED:</text:p>
      <text:p text:style-name="P7"><text:tab/>/* Output time left on LED */</text:p>
      <text:p text:style-name="P7"><text:tab/>movem.l<text:tab/>%d1-%d2, -(%sp)</text:p>
      <text:p text:style-name="P7"><text:tab/>move.b <text:s/>#'T', LED7</text:p>
      <text:p text:style-name="P7"><text:tab/>move.b <text:s/>#'i', LED6</text:p>
      <text:p text:style-name="P7"><text:soft-page-break/><text:tab/>move.b <text:s/>#'m', LED5</text:p>
      <text:p text:style-name="P7"><text:tab/>move.b <text:s/>#'e', LED4</text:p>
      <text:p text:style-name="P7"/>
      <text:p text:style-name="P7"><text:tab/>move.b <text:s/>#0x30, %d1 <text:s/><text:tab/>/* d1 = 0 */</text:p>
      <text:p text:style-name="P7"><text:tab/>move.b<text:tab/>%d1, %d2</text:p>
      <text:p text:style-name="P7"><text:tab/>add.b <text:s/><text:tab/>TIME_ELAPSED1, %d1</text:p>
      <text:p text:style-name="P7"><text:tab/>add.b <text:s/><text:tab/>TIME_ELAPSED2, %d2</text:p>
      <text:p text:style-name="P7"/>
      <text:p text:style-name="P7"><text:tab/>move.b<text:tab/>#':', LED3</text:p>
      <text:p text:style-name="P7"><text:tab/>move.b <text:s/>%d2, LED2</text:p>
      <text:p text:style-name="P7"><text:tab/>move.b <text:s/>%d1, LED1</text:p>
      <text:p text:style-name="P7"><text:tab/>move.b <text:s/>#'s', LED0</text:p>
      <text:p text:style-name="P7"><text:tab/></text:p>
      <text:p text:style-name="P7"><text:tab/>movem.l<text:tab/>(%sp)+, %d1-%d2</text:p>
      <text:p text:style-name="P7"><text:tab/>rts</text:p>
      <text:p text:style-name="P7"/>
      <text:p text:style-name="P8">At the end of the subroutine, the LEDs are updated to display the timer.</text:p>
      <text:p text:style-name="P11"/>
      <text:p text:style-name="P11">2.5 Counting <text:span text:style-name="T1">corrects and mistakes</text:span></text:p>
      <text:p text:style-name="P11"/>
      <text:p text:style-name="P8">The number of correct inputs and mistaken inputs are stored in the following variables:</text:p>
      <text:p text:style-name="P8"/>
      <text:p text:style-name="P8">CORRECT:<text:tab/>.dc.w <text:tab/>1</text:p>
      <text:p text:style-name="P8">MISTAKES:<text:tab/>.dc.w<text:tab/>1</text:p>
      <text:p text:style-name="P8"/>
      <text:p text:style-name="P8">When the user input is checked, it is compared with the text. CORRECT is incremented by 1 if they match, and MISTAKES is incremented by 1 if they don’t match. As stated in section 2.3, this only happens if data was moved with GETSTRING. This is to prevent the MISTAKES counter from increasing passively as the previous character would still stay in the buffer BUF until overwritten by the next user input. <text:span text:style-name="T6">At the end of the game, the number of correct inputs and mistaken inputs are displayed using the DUMB_PRINT subroutine.</text:span></text:p>
      <text:p text:style-name="P11"/>
      <text:p text:style-name="P13">2.6 Calculating typing speed</text:p>
      <text:p text:style-name="P13"/>
      <text:p text:style-name="P9">Theoretically, the typing speed can be simply be calculated using the following formula:</text:p>
      <text:p text:style-name="P9"/>
      <text:p text:style-name="P9">Characters Per Minute = (Total Characters/Total Time Elapsed(s) )* 60</text:p>
      <text:p text:style-name="P9"/>
      <text:p text:style-name="P10">However, the instruction divu.w only returns whole numbers (the quotient and remainder). As a result, getting an accurate <text:span text:style-name="T7">measurement</text:span>, especially after multiplying with 60, is difficu<text:span text:style-name="T7">lt if we ignore the remainder. </text:span>My program <text:s/>returns a rough estimate <text:span text:style-name="T7">by adding the remainder after multiplying with 60. This avoids severe underestimating if the remainder is close to the dividend.</text:span></text:p>
      <text:p text:style-name="P9"/>
      <text:p text:style-name="P9">CALCULATE_RESULTS:</text:p>
      <text:p text:style-name="P9"><text:tab/>/* Outputs: d4 &lt;- typing speed */</text:p>
      <text:p text:style-name="P9"><text:tab/>/* Calculates typing speed */</text:p>
      <text:p text:style-name="P9"><text:tab/>movem.l %d0-%d3, -(%sp)</text:p>
      <text:p text:style-name="P9"><text:tab/>move.w <text:tab/>CORRECT, %d4<text:tab/><text:tab/>/* d4 = correct */</text:p>
      <text:p text:style-name="P9"><text:tab/>move.w <text:tab/>TIME_ELAPSED_TOTAL, %d1<text:tab/>/* d1 = total time elapsed */</text:p>
      <text:p text:style-name="P9"><text:tab/>divu.w<text:tab/>%d1, %d4<text:tab/><text:tab/>/* d4 &lt;- correct/time */</text:p>
      <text:p text:style-name="P9"><text:tab/>move.l<text:tab/>%d4, %d3</text:p>
      <text:p text:style-name="P9"><text:tab/>andi.l<text:tab/>#0x0000ffff, %d4</text:p>
      <text:p text:style-name="P9"><text:tab/>mulu<text:tab/>#60, %d4<text:tab/><text:tab/>/* d4 &lt;- characters per minute */</text:p>
      <text:p text:style-name="P9"><text:tab/>swap<text:tab/>%d3</text:p>
      <text:p text:style-name="P9"><text:tab/>andi.l<text:tab/>#0x0000ffff, %d3<text:tab/>/* d3 = remainder */</text:p>
      <text:p text:style-name="P9"><text:tab/>add.w<text:tab/>%d3, %d4</text:p>
      <text:p text:style-name="P9"/>
      <text:p text:style-name="P9"><text:tab/>movem.l (%sp)+ ,%d0-%d3</text:p>
      <text:p text:style-name="P9"><text:tab/>rts</text:p>
      <text:p text:style-name="P9"/>
      <text:p text:style-name="P9"><text:soft-page-break/></text:p>
      <text:p text:style-name="P13"/>
      <text:p text:style-name="P13">2.7 Program Code</text:p>
      <text:p text:style-name="P13"/>
      <text:p text:style-name="P13">************************************* </text:p>
      <text:p text:style-name="P13">** Typing Practice</text:p>
      <text:p text:style-name="P13">** Display character string on screen<text:tab/><text:tab/>** DONE **</text:p>
      <text:p text:style-name="P13">** Let user input the character screen<text:tab/><text:tab/>** DONE **</text:p>
      <text:p text:style-name="P13">** Don't output a failed input to screen<text:tab/>** DONE **</text:p>
      <text:p text:style-name="P13">** Change time limit depending on the length of a character string<text:tab/>** DONE**</text:p>
      <text:p text:style-name="P13">** Count the numbers of correct &amp; failed inputs and display each <text:tab/>** DONE **</text:p>
      <text:p text:style-name="P13">** Calculate the typing speed (characters per minute) &amp; display it<text:tab/>** DONE **</text:p>
      <text:p text:style-name="P13">************************************* </text:p>
      <text:p text:style-name="P13"/>
      <text:p text:style-name="P13"/>
      <text:p text:style-name="P13">********************</text:p>
      <text:p text:style-name="P13">** System call numbers </text:p>
      <text:p text:style-name="P13">******************** </text:p>
      <text:p text:style-name="P13"><text:s text:c="4"/>.equ <text:s text:c="3"/>SYSCALL_NUM_GETSTRING, 1 </text:p>
      <text:p text:style-name="P13"><text:s text:c="4"/>.equ <text:s text:c="3"/>SYSCALL_NUM_PUTSTRING, 2 </text:p>
      <text:p text:style-name="P13"><text:s text:c="4"/>.equ <text:s text:c="3"/>SYSCALL_NUM_RESET_TIMER, 3 </text:p>
      <text:p text:style-name="P13"><text:s text:c="4"/>.equ <text:s text:c="3"/>SYSCALL_NUM_SET_TIMER, 4 </text:p>
      <text:p text:style-name="P13"/>
      <text:p text:style-name="P13">******************************</text:p>
      <text:p text:style-name="P13">** Head of the Register Group</text:p>
      <text:p text:style-name="P13">*******************************</text:p>
      <text:p text:style-name="P13"><text:s text:c="4"/>.equ <text:s text:c="3"/>REGBASE, 0xFFF000 | DMAP is used.</text:p>
      <text:p text:style-name="P13"><text:s text:c="4"/>.equ <text:s text:c="3"/>IOBASE, 0x00d00000</text:p>
      <text:p text:style-name="P13">*******************************</text:p>
      <text:p text:style-name="P13">** Registers Related to Interrupts</text:p>
      <text:p text:style-name="P13">*******************************</text:p>
      <text:p text:style-name="P13"><text:s text:c="4"/>.equ <text:s text:c="3"/>IVR, REGBASE+0x300 | Interrupt Vector Register</text:p>
      <text:p text:style-name="P13"><text:s text:c="4"/>.equ <text:s text:c="3"/>IMR, REGBASE+0x304 | Interrupt Mask Register</text:p>
      <text:p text:style-name="P13"><text:s text:c="4"/>.equ <text:s text:c="3"/>ISR, REGBASE+0x30c | Interrupt Status Register</text:p>
      <text:p text:style-name="P13"><text:s text:c="4"/>.equ <text:s text:c="3"/>IPR, REGBASE+0x310 | Interrupt Pending Register</text:p>
      <text:p text:style-name="P13">*******************************</text:p>
      <text:p text:style-name="P13">** Registers Related to the Timer</text:p>
      <text:p text:style-name="P13">*******************************</text:p>
      <text:p text:style-name="P13"><text:s text:c="4"/>.equ <text:s text:c="3"/>TCTL1, REGBASE+0x600 <text:tab/>|Timer1 Control Register</text:p>
      <text:p text:style-name="P13"><text:s text:c="4"/>.equ <text:s text:c="3"/>TPRER1, REGBASE+0x602 <text:tab/>|Timer1 Prescaler Register</text:p>
      <text:p text:style-name="P13"><text:s text:c="4"/>.equ <text:s text:c="3"/>TCMP1, REGBASE+0x604 <text:tab/>|Timer1 Compare Register</text:p>
      <text:p text:style-name="P13"><text:s text:c="4"/>.equ <text:s text:c="3"/>TCN1, REGBASE+0x608 <text:tab/>|Timer1 Counter Register</text:p>
      <text:p text:style-name="P13"><text:s text:c="4"/>.equ <text:s text:c="3"/>TSTAT1, REGBASE+0x60a <text:tab/>|Timer1 Status Register</text:p>
      <text:p text:style-name="P13">*******************************</text:p>
      <text:p text:style-name="P13">** Registers Related to UART1 (Transmitter and Receiver)</text:p>
      <text:p text:style-name="P13">*******************************</text:p>
      <text:p text:style-name="P13"><text:s text:c="4"/>.equ <text:s text:c="3"/>USTCNT1, REGBASE+0x900 <text:tab/>|UART1 Status / Control Register</text:p>
      <text:p text:style-name="P13"><text:s text:c="4"/>.equ <text:s text:c="3"/>UBAUD1, REGBASE+0x902 <text:tab/>| UART 1 Baud Control Register</text:p>
      <text:p text:style-name="P13"><text:soft-page-break/><text:s text:c="4"/>.equ <text:s text:c="3"/>URX1, REGBASE+0x904 <text:tab/>| UART 1 Receiver register</text:p>
      <text:p text:style-name="P13"><text:s text:c="4"/>.equ <text:s text:c="3"/>UTX1, REGBASE+0x906 <text:tab/>| UART 1 Transmitter Register</text:p>
      <text:p text:style-name="P13">*******************************</text:p>
      <text:p text:style-name="P13">** LED</text:p>
      <text:p text:style-name="P13">*******************************</text:p>
      <text:p text:style-name="P13"><text:s text:c="4"/>.equ <text:s text:c="3"/>LED7, IOBASE+0x000002f <text:tab/>| Register for LED mounted on the board</text:p>
      <text:p text:style-name="P13"><text:s text:c="4"/>.equ <text:s text:c="3"/>LED6, IOBASE+0x000002d <text:tab/>| Refer to Appendix A.4.3.1 for a way to use</text:p>
      <text:p text:style-name="P13"><text:s text:c="4"/>.equ <text:s text:c="3"/>LED5, IOBASE+0x000002b</text:p>
      <text:p text:style-name="P13"><text:s text:c="4"/>.equ <text:s text:c="3"/>LED4, IOBASE+0x0000029</text:p>
      <text:p text:style-name="P13"><text:s text:c="4"/>.equ <text:s text:c="3"/>LED3, IOBASE+0x000003f</text:p>
      <text:p text:style-name="P13"><text:s text:c="4"/>.equ <text:s text:c="3"/>LED2, IOBASE+0x000003d</text:p>
      <text:p text:style-name="P13"><text:s text:c="4"/>.equ <text:s text:c="3"/>LED1, IOBASE+0x000003b</text:p>
      <text:p text:style-name="P13"><text:s text:c="4"/>.equ <text:s text:c="3"/>LED0, IOBASE+0x0000039</text:p>
      <text:p text:style-name="P13"><text:s text:c="4"/>.equ <text:s text:c="3"/>PUSHSW, 0xFFF419 <text:tab/><text:tab/>| Register for Push Switch mounted on the board</text:p>
      <text:p text:style-name="P13">****************************************************************</text:p>
      <text:p text:style-name="P13">** Reservation of the stack region</text:p>
      <text:p text:style-name="P13">****************************************************************</text:p>
      <text:p text:style-name="P13">.section .bss</text:p>
      <text:p text:style-name="P13">.even</text:p>
      <text:p text:style-name="P13">SYS_STK:</text:p>
      <text:p text:style-name="P13"><text:s text:c="4"/>.ds.b <text:s text:c="2"/>0x4000 <text:s/>| System stack region</text:p>
      <text:p text:style-name="P13"><text:s text:c="4"/>.even</text:p>
      <text:p text:style-name="P13">SYS_STK_TOP: <text:s text:c="7"/>| End of the system stack region</text:p>
      <text:p text:style-name="P13">****************************************************************</text:p>
      <text:p text:style-name="P13">** Initialization</text:p>
      <text:p text:style-name="P13">** A specific value has been set to internal device registers.</text:p>
      <text:p text:style-name="P13">** Refer to each register specification in Appendix B to know the above reason.</text:p>
      <text:p text:style-name="P13">****************************************************************</text:p>
      <text:p text:style-name="P13">.section .text</text:p>
      <text:p text:style-name="P13">.even</text:p>
      <text:p text:style-name="P13">boot:</text:p>
      <text:p text:style-name="P13">* Prohibit an interrupt into the supervisor and during performing various settings.</text:p>
      <text:p text:style-name="P13"><text:s text:c="4"/>move.w <text:s/>#0x2700, %SR<text:tab/> <text:s text:c="3"/>| run at lv.0</text:p>
      <text:p text:style-name="P13"><text:s text:c="4"/>lea.l <text:s text:c="2"/>SYS_STK_TOP, %SP <text:s text:c="3"/>| Set SSP</text:p>
      <text:p text:style-name="P13">******************************</text:p>
      <text:p text:style-name="P13">**Initialization of the interrupt controller</text:p>
      <text:p text:style-name="P13">******************************</text:p>
      <text:p text:style-name="P13"><text:s text:c="4"/>move.b <text:s/>#0x40, IVR <text:s text:c="17"/>| Set the user interrupt vector number to 0x40+level.</text:p>
      <text:p text:style-name="P13"><text:s text:c="4"/>move.l <text:s/>#0x00ff3ff9, IMR <text:s text:c="11"/>| Allow UART1 and timer interrupts</text:p>
      <text:p text:style-name="P13"><text:s text:c="4"/>move.l <text:s/>#SYSCALL, 0x080 <text:s text:c="12"/>| Set the interrupt for system call TRAP #0</text:p>
      <text:p text:style-name="P13"><text:s text:c="4"/>move.l <text:s/>#INTERFACE, 0x110 <text:s text:c="4"/>| Set the interrupt subroutine for level 4 interrupt</text:p>
      <text:p text:style-name="P13"><text:s text:c="4"/>move.l <text:s/>#TIMER_INTERRUPT, 0x118 <text:s text:c="4"/>| Set the interrupt subroutine for level 6 interrupt</text:p>
      <text:p text:style-name="P13">******************************</text:p>
      <text:p text:style-name="P13">** Initialization related to the transmitter and the receiver (UART1)</text:p>
      <text:p text:style-name="P13">** (The interrupt level has been fixed to 4.)</text:p>
      <text:p text:style-name="P13">******************************</text:p>
      <text:p text:style-name="P13"><text:s text:c="4"/>move.w <text:s/>#0x0000, USTCNT1 | Reset</text:p>
      <text:p text:style-name="P13"><text:soft-page-break/><text:s text:c="4"/>move.w <text:s/>#0xe10c, USTCNT1 | Transmission and reception possible - no parity, 1 stop, 8 bit, allow only tranmission interrupt</text:p>
      <text:p text:style-name="P13"><text:s text:c="4"/>move.w <text:s/>#0x0038, UBAUD1 <text:s/>| baud rate = 230400 bps</text:p>
      <text:p text:style-name="P13">*************************</text:p>
      <text:p text:style-name="P13">** Initialization related to the timer (The interrupt level has been fixed to 6.)</text:p>
      <text:p text:style-name="P13">*************************</text:p>
      <text:p text:style-name="P13"><text:s text:c="4"/>move.w <text:s/>#0x0004, TCTL1 <text:s/>| Restart, an interrupt impossible</text:p>
      <text:p text:style-name="P13"><text:s text:c="28"/>| Count the time with the 1/16 of the system clock</text:p>
      <text:p text:style-name="P13"><text:s text:c="28"/>| as a unit</text:p>
      <text:p text:style-name="P13"><text:s text:c="28"/>| Stop the timer use</text:p>
      <text:p text:style-name="P13"><text:s text:c="4"/>jsr<text:tab/><text:tab/>INIT_Q</text:p>
      <text:p text:style-name="P13"><text:s text:c="4"/>bra <text:s text:c="4"/>MAIN</text:p>
      <text:p text:style-name="P13"/>
      <text:p text:style-name="P13">****************************************************************</text:p>
      <text:p text:style-name="P13">** <text:s/>System Call Interface:</text:p>
      <text:p text:style-name="P13">**<text:tab/>Maker: Morris Kim, Rafii Hakim</text:p>
      <text:p text:style-name="P13">** <text:s/>Reviewer: Lim Liang Sun, Napat Limsuwan</text:p>
      <text:p text:style-name="P13">****************************************************************</text:p>
      <text:p text:style-name="P13"><text:s text:c="8"/></text:p>
      <text:p text:style-name="P13">SYSCALL:</text:p>
      <text:p text:style-name="P13"><text:tab/>cmpi.l<text:tab/>#SYSCALL_NUM_GETSTRING, %d0</text:p>
      <text:p text:style-name="P13"><text:tab/>beq<text:tab/>CALL_GETSTRING</text:p>
      <text:p text:style-name="P13"><text:tab/>cmpi.l<text:tab/>#SYSCALL_NUM_PUTSTRING, %d0</text:p>
      <text:p text:style-name="P13"><text:tab/>beq<text:tab/>CALL_PUTSTRING</text:p>
      <text:p text:style-name="P13"><text:tab/>cmpi.l<text:tab/>#SYSCALL_NUM_RESET_TIMER, %d0</text:p>
      <text:p text:style-name="P13"><text:tab/>beq<text:tab/>CALL_RESET_TIMER</text:p>
      <text:p text:style-name="P13"><text:tab/>cmpi.l<text:tab/>#SYSCALL_NUM_SET_TIMER, %d0</text:p>
      <text:p text:style-name="P13"><text:tab/>beq<text:tab/>CALL_SET_TIMER</text:p>
      <text:p text:style-name="P13"><text:tab/>rte</text:p>
      <text:p text:style-name="P13"><text:tab/></text:p>
      <text:p text:style-name="P13">CALL_GETSTRING:</text:p>
      <text:p text:style-name="P13"><text:tab/>jsr<text:tab/>GETSTRING</text:p>
      <text:p text:style-name="P13"><text:tab/>rte</text:p>
      <text:p text:style-name="P13">CALL_PUTSTRING:</text:p>
      <text:p text:style-name="P13"><text:tab/>jsr<text:tab/>PUTSTRING</text:p>
      <text:p text:style-name="P13"><text:tab/>rte</text:p>
      <text:p text:style-name="P13">CALL_RESET_TIMER:</text:p>
      <text:p text:style-name="P13"><text:tab/>jsr<text:tab/>RESET_TIMER</text:p>
      <text:p text:style-name="P13"><text:tab/>rte</text:p>
      <text:p text:style-name="P13">CALL_SET_TIMER:</text:p>
      <text:p text:style-name="P13"><text:tab/>jsr<text:tab/>SET_TIMER</text:p>
      <text:p text:style-name="P13"><text:tab/>rte</text:p>
      <text:p text:style-name="P13"/>
      <text:p text:style-name="P13"/>
      <text:p text:style-name="P13">****************************************************************</text:p>
      <text:p text:style-name="P13">**<text:tab/>Timer interrupt</text:p>
      <text:p text:style-name="P13">**<text:tab/>Maker: Lim Liang Sun, Napat Limsuwan</text:p>
      <text:p text:style-name="P13">** <text:s/>Reviewer: Morris Kim, Rafii Hakim</text:p>
      <text:p text:style-name="P13">****************************************************************</text:p>
      <text:p text:style-name="P13">TIMER_INTERRUPT:</text:p>
      <text:p text:style-name="P13"><text:soft-page-break/><text:tab/>movem.l<text:tab/>%a0, -(%sp)<text:tab/><text:tab/>/* Evacuate registers */</text:p>
      <text:p text:style-name="P13"><text:tab/>cmp<text:tab/>#0, TSTAT1<text:tab/><text:tab/>/* Checks 0th bit of TSTAT1 */</text:p>
      <text:p text:style-name="P13"><text:tab/>beq<text:tab/>TIMER_INTERRUPT_END</text:p>
      <text:p text:style-name="P13"><text:tab/>clr.w<text:tab/>TSTAT1<text:tab/><text:tab/><text:tab/>/* Reset TSTAT1 to 0 */</text:p>
      <text:p text:style-name="P13"><text:tab/>jsr<text:tab/>CALL_RP</text:p>
      <text:p text:style-name="P13">TIMER_INTERRUPT_END:</text:p>
      <text:p text:style-name="P13"><text:tab/>movem.l<text:tab/>(%sp)+, %a0</text:p>
      <text:p text:style-name="P13"><text:tab/>rte</text:p>
      <text:p text:style-name="P13"/>
      <text:p text:style-name="P13">RESET_TIMER:</text:p>
      <text:p text:style-name="P13"><text:tab/>move.w <text:tab/>#0x0004, TCTL1<text:tab/><text:tab/>/* Restart, an interrupt impossible, input is SYSCLK/16, prohibit timer */</text:p>
      <text:p text:style-name="P13"><text:tab/>rts</text:p>
      <text:p text:style-name="P13">SET_TIMER:</text:p>
      <text:p text:style-name="P13"><text:tab/>/* D1.W = t (timer interrupt cycle, every 0.t msec) */</text:p>
      <text:p text:style-name="P13"><text:tab/>/* D2.L = p (head address of the routine to be called at the interrupt occurrence) */</text:p>
      <text:p text:style-name="P13"><text:tab/>/* STILL NEED TO DEFINE GLOBAL VARIABLE TASK_P IN THE .BSS SECTION */</text:p>
      <text:p text:style-name="P13"><text:tab/>move.l<text:tab/>%d2, task_p<text:tab/><text:tab/>/* Substitute p for the global variable task_p*/</text:p>
      <text:p text:style-name="P13"><text:tab/>move.w<text:tab/>#0x00CE, TPRER1 <text:tab/>/* Let counter increment by 1 every 0.1 msec*/</text:p>
      <text:p text:style-name="P13"><text:tab/>move.w<text:tab/>%d1, TCMP1<text:tab/><text:tab/>/* Substitute t for the TCMP1 */</text:p>
      <text:p text:style-name="P13"><text:tab/>move.w<text:tab/>#0x0015, TCTL1<text:tab/><text:tab/>/* Restart, enable compare interrupt, input is SYSCLK/16, permit timer */</text:p>
      <text:p text:style-name="P13"><text:tab/>rts</text:p>
      <text:p text:style-name="P13">CALL_RP:</text:p>
      <text:p text:style-name="P13"><text:tab/>move.l<text:tab/>(task_p), %a0</text:p>
      <text:p text:style-name="P13"><text:tab/>jsr<text:tab/>(%a0)</text:p>
      <text:p text:style-name="P13"><text:tab/>rts</text:p>
      <text:p text:style-name="P13"><text:s text:c="4"/></text:p>
      <text:p text:style-name="P13"/>
      <text:p text:style-name="P13"><text:tab/></text:p>
      <text:p text:style-name="P13">****************************************************************</text:p>
      <text:p text:style-name="P13">**<text:tab/>UART1 Interrupt Interface</text:p>
      <text:p text:style-name="P13">**<text:tab/>Maker: Morris Kim, Rafii Hakim</text:p>
      <text:p text:style-name="P13">** <text:s/>Reviewer: Lim Liang Sun, Napat Limsuwan</text:p>
      <text:p text:style-name="P13">****************************************************************</text:p>
      <text:p text:style-name="P13">INTERFACE:</text:p>
      <text:p text:style-name="P13"><text:tab/>movem.l<text:tab/>%d0-%d3,-(%sp)</text:p>
      <text:p text:style-name="P13"><text:tab/></text:p>
      <text:p text:style-name="P13"><text:tab/>/* Receiver Interrupt */</text:p>
      <text:p text:style-name="P13"><text:tab/>move.w<text:tab/>URX1, %d3<text:tab/>/* Copy register URX1 to %d3.w*/</text:p>
      <text:p text:style-name="P13"><text:tab/>btst.l<text:tab/>#13, %d3 <text:tab/>/* Receiver FIFO? 1 = not empty, 0 = empty, yes it's confusing*/ </text:p>
      <text:p text:style-name="P13"><text:tab/>bne<text:tab/>CALL_INTERGET<text:tab/>/* Basically, this checks if it is a receiver interupt*/</text:p>
      <text:p text:style-name="P13"><text:tab/></text:p>
      <text:p text:style-name="P13"><text:tab/></text:p>
      <text:p text:style-name="P13"><text:tab/>/* Transmitter Interrupt */</text:p>
      <text:p text:style-name="P13"><text:tab/>move.w<text:tab/>UTX1, %d3</text:p>
      <text:p text:style-name="P13"><text:tab/>btst.l<text:tab/>#15, %d3<text:tab/>/* Transmitter FIFO empty? 1 = empty, 0 = not empty*/</text:p>
      <text:p text:style-name="P13"><text:tab/>bne<text:tab/>CALL_INTERPUT<text:tab/>/* not equal to 1*/</text:p>
      <text:p text:style-name="P13"><text:tab/></text:p>
      <text:p text:style-name="P13"><text:tab/></text:p>
      <text:p text:style-name="P13">INTERFACE_END:<text:tab/></text:p>
      <text:p text:style-name="P13"><text:tab/>movem.l<text:tab/>(%sp)+, %d0-%d3</text:p>
      <text:p text:style-name="P13"><text:soft-page-break/><text:tab/>rte</text:p>
      <text:p text:style-name="P13"><text:tab/></text:p>
      <text:p text:style-name="P13">CALL_INTERPUT:</text:p>
      <text:p text:style-name="P13"><text:tab/>move.l<text:tab/>#0, %d1</text:p>
      <text:p text:style-name="P13"><text:tab/>jsr<text:tab/>INTERPUT</text:p>
      <text:p text:style-name="P13"><text:tab/>bra<text:tab/>INTERFACE_END</text:p>
      <text:p text:style-name="P13"/>
      <text:p text:style-name="P13">CALL_INTERGET:</text:p>
      <text:p text:style-name="P13"><text:tab/>move.l<text:tab/>#0, %d1</text:p>
      <text:p text:style-name="P13"><text:tab/>move.b<text:tab/>%d3, %d2<text:tab/>/* Copy lower 8 bits (data part) of %d3.w to %d2.b*/</text:p>
      <text:p text:style-name="P13"><text:tab/>jsr<text:tab/>INTERGET</text:p>
      <text:p text:style-name="P13"><text:tab/>bra<text:tab/>INTERFACE_END</text:p>
      <text:p text:style-name="P13"/>
      <text:p text:style-name="P13"/>
      <text:p text:style-name="P13">****************************************************************</text:p>
      <text:p text:style-name="P13">**<text:tab/>INTERGET</text:p>
      <text:p text:style-name="P13">**<text:tab/>Maker: Zelal Denis Yildiz</text:p>
      <text:p text:style-name="P13">** <text:s/>Reviewer: Amira Ben Youssef</text:p>
      <text:p text:style-name="P13">****************************************************************</text:p>
      <text:p text:style-name="P13"><text:tab/></text:p>
      <text:p text:style-name="P13">INTERGET:</text:p>
      <text:p text:style-name="P13"><text:tab/>/* Input: Channel ch -&gt; %d1, received data -&gt; %d2 */</text:p>
      <text:p text:style-name="P13"><text:tab/>/* No return value */</text:p>
      <text:p text:style-name="P13"><text:tab/>/* Do we have to save running level??? */</text:p>
      <text:p text:style-name="P13"><text:tab/>movem.l<text:tab/>%d0, -(%sp)</text:p>
      <text:p text:style-name="P13"><text:tab/></text:p>
      <text:p text:style-name="P13"><text:tab/>cmpi.l<text:tab/>#0, %d1</text:p>
      <text:p text:style-name="P13"><text:tab/>bne<text:tab/>INTERGET_END</text:p>
      <text:p text:style-name="P13"><text:tab/></text:p>
      <text:p text:style-name="P13"><text:tab/>move.l<text:tab/>#0, %d0<text:tab/><text:tab/>/* Queue #0 */</text:p>
      <text:p text:style-name="P13"><text:tab/>move.b<text:tab/>%d2, %d1 <text:tab/>/* move data to d1*/</text:p>
      <text:p text:style-name="P13"><text:tab/>jsr<text:tab/>INQ<text:tab/><text:tab/>/* Do we have to do something for INQ failure?? */</text:p>
      <text:p text:style-name="P13"/>
      <text:p text:style-name="P13">INTERGET_END:</text:p>
      <text:p text:style-name="P13"><text:tab/>movem.l<text:tab/>(%sp)+, %d0</text:p>
      <text:p text:style-name="P13"><text:tab/>rts</text:p>
      <text:p text:style-name="P13"><text:s text:c="8"/></text:p>
      <text:p text:style-name="P13">****************************************************************</text:p>
      <text:p text:style-name="P13">** <text:s/>INTERPUT</text:p>
      <text:p text:style-name="P13">**<text:tab/>Maker: Amira Ben Youssef</text:p>
      <text:p text:style-name="P13">** <text:s/>Reviewer: Zelal Denis Yildiz</text:p>
      <text:p text:style-name="P13">****************************************************************<text:tab/></text:p>
      <text:p text:style-name="P13">INTERPUT:</text:p>
      <text:p text:style-name="P13"><text:tab/>/* Input: Channel ch -&gt; %d1 */</text:p>
      <text:p text:style-name="P13"><text:tab/>/* d0 = UTX1 at the end, we need %d0 to compare when we return to INTERFACE*/</text:p>
      <text:p text:style-name="P13"><text:tab/>/* No return value */</text:p>
      <text:p text:style-name="P13"><text:tab/></text:p>
      <text:p text:style-name="P13"><text:tab/>movem.l<text:tab/>%d2,-(%sp)</text:p>
      <text:p text:style-name="P13"><text:tab/>move.w<text:tab/>%SR, %d2<text:tab/>/* Save running level */</text:p>
      <text:p text:style-name="P13"><text:tab/>move.w<text:tab/>#0x2700, %SR<text:tab/>/* Set running level to 7 */</text:p>
      <text:p text:style-name="P13"><text:tab/>cmp.l<text:tab/>#0, %d1<text:tab/><text:tab/>/* Return without doing anything if ch=/=0*/</text:p>
      <text:p text:style-name="P13"><text:tab/>bne<text:tab/>INTERPUT_END</text:p>
      <text:p text:style-name="P13"><text:soft-page-break/></text:p>
      <text:p text:style-name="P13"><text:tab/>move.l<text:tab/>#1, %d0<text:tab/><text:tab/>/* Queue #1 */</text:p>
      <text:p text:style-name="P13"><text:tab/>jsr<text:tab/>OUTQ<text:tab/><text:tab/>/* Substitute it for data?? */</text:p>
      <text:p text:style-name="P13"><text:tab/><text:tab/><text:tab/><text:tab/>/* d1 is data */</text:p>
      <text:p text:style-name="P13"/>
      <text:p text:style-name="P13"><text:tab/>cmp.l<text:tab/>#0, %d0 <text:tab/>/* OUTQ failure? */</text:p>
      <text:p text:style-name="P13"><text:tab/>beq<text:tab/>MASK_TRANSMITTER_INTERRUPT</text:p>
      <text:p text:style-name="P13"><text:tab/></text:p>
      <text:p text:style-name="P13"><text:tab/>add.l<text:tab/>#0x0800, %d1</text:p>
      <text:p text:style-name="P13"><text:tab/>move.w <text:tab/>%d1, UTX1<text:tab/>/* Substitute the data for the transmitter register UTX1 */</text:p>
      <text:p text:style-name="P13"><text:tab/>bra INTERPUT_END</text:p>
      <text:p text:style-name="P13"><text:tab/></text:p>
      <text:p text:style-name="P13">MASK_TRANSMITTER_INTERRUPT:</text:p>
      <text:p text:style-name="P13"><text:tab/>andi <text:tab/>#0xfff8, USTCNT1 /* Mask the transmitter interrupt */</text:p>
      <text:p text:style-name="P13">INTERPUT_END:</text:p>
      <text:p text:style-name="P13"><text:tab/>move.w<text:tab/>%d2, %SR<text:tab/>/* Restore running level */</text:p>
      <text:p text:style-name="P13"><text:tab/>movem.l<text:tab/>(%sp)+, %d2</text:p>
      <text:p text:style-name="P13"><text:tab/>rts</text:p>
      <text:p text:style-name="P13"><text:s text:c="8"/></text:p>
      <text:p text:style-name="P13">****************************************************************</text:p>
      <text:p text:style-name="P13">** <text:s/>PUTSTRING</text:p>
      <text:p text:style-name="P13">**<text:tab/>Maker: Amira Ben Youssef</text:p>
      <text:p text:style-name="P13">** <text:s/>Reviewer: <text:s/>Zelal Denis Yildiz</text:p>
      <text:p text:style-name="P13">****************************************************************</text:p>
      <text:p text:style-name="P13">PUTSTRING:</text:p>
      <text:p text:style-name="P13"><text:tab/>/* Input: Channel ch -&gt; d1, Head address p -&gt; d2, No. of data -&gt; d3 */</text:p>
      <text:p text:style-name="P13"><text:tab/>/* Output: no. of data actually sent -&gt; d0 */</text:p>
      <text:p text:style-name="P13"><text:tab/>movem.l<text:tab/>%d4/%a0, -(%sp)</text:p>
      <text:p text:style-name="P13"><text:tab/>cmp.l<text:tab/>#0, %d1</text:p>
      <text:p text:style-name="P13"><text:tab/>bne<text:tab/>PUTSTRING_END<text:tab/>/* If ch =/= 0, end */</text:p>
      <text:p text:style-name="P13"/>
      <text:p text:style-name="P13"><text:tab/>move.l<text:tab/>#0, %d4<text:tab/><text:tab/>/* d4 = sz */</text:p>
      <text:p text:style-name="P13"><text:tab/>move.l<text:tab/>%d2, %a0<text:tab/>/* a0 = i */</text:p>
      <text:p text:style-name="P13"/>
      <text:p text:style-name="P13"><text:tab/>cmp.l<text:tab/>#0, %d3</text:p>
      <text:p text:style-name="P13"><text:tab/>beq<text:tab/>PUTSTRING_UPD_SZ</text:p>
      <text:p text:style-name="P13"><text:tab/></text:p>
      <text:p text:style-name="P13">PUTSTRING_LOOP:</text:p>
      <text:p text:style-name="P13"><text:tab/>cmp.l<text:tab/>%d4, %d3<text:tab/>/* If sz == size */</text:p>
      <text:p text:style-name="P13"><text:tab/>beq<text:tab/>PUTSTRING_UNMASK</text:p>
      <text:p text:style-name="P13"><text:tab/></text:p>
      <text:p text:style-name="P13"><text:tab/>move.b<text:tab/>(%a0)+, %d1<text:tab/>/* Put data in d1 */</text:p>
      <text:p text:style-name="P13"><text:tab/>move.l<text:tab/>#1, %d0<text:tab/><text:tab/>/* Use queue 1 */</text:p>
      <text:p text:style-name="P13"><text:tab/>jsr<text:tab/>INQ</text:p>
      <text:p text:style-name="P13"><text:tab/></text:p>
      <text:p text:style-name="P13"><text:tab/>cmp.l<text:tab/>#0, %d0<text:tab/><text:tab/>/* If INQ failed*/</text:p>
      <text:p text:style-name="P13"><text:tab/>beq<text:tab/>PUTSTRING_UNMASK</text:p>
      <text:p text:style-name="P13"/>
      <text:p text:style-name="P13"><text:tab/>addq<text:tab/>#1, %d4<text:tab/><text:tab/>/* Increment sz and i */</text:p>
      <text:p text:style-name="P13"><text:tab/></text:p>
      <text:p text:style-name="P13"><text:tab/>bra<text:tab/>PUTSTRING_LOOP</text:p>
      <text:p text:style-name="P13"/>
      <text:p text:style-name="P13"><text:soft-page-break/>PUTSTRING_UNMASK:</text:p>
      <text:p text:style-name="P13"><text:tab/>ori <text:tab/>#0x0007, USTCNT1 <text:tab/>/* Permit the transmitter interrupt */</text:p>
      <text:p text:style-name="P13"/>
      <text:p text:style-name="P13">PUTSTRING_UPD_SZ:<text:tab/></text:p>
      <text:p text:style-name="P13"><text:tab/>move.l<text:tab/>%d4, %d0<text:tab/><text:tab/>/* %d0 &lt;- sz */</text:p>
      <text:p text:style-name="P13"><text:tab/></text:p>
      <text:p text:style-name="P13">PUTSTRING_END:</text:p>
      <text:p text:style-name="P13"><text:tab/>movem.l<text:tab/>(%sp)+, %d4/%a0</text:p>
      <text:p text:style-name="P13"><text:tab/>rts</text:p>
      <text:p text:style-name="P13"/>
      <text:p text:style-name="P13">****************************************************************</text:p>
      <text:p text:style-name="P13">** <text:s/>GETSTRING</text:p>
      <text:p text:style-name="P13">**<text:tab/>Maker: Zelal Denis Yildiz</text:p>
      <text:p text:style-name="P13">** <text:s/>Reviewer: Amira Ben Youssef</text:p>
      <text:p text:style-name="P13">****************************************************************</text:p>
      <text:p text:style-name="P13"><text:tab/></text:p>
      <text:p text:style-name="P13">GETSTRING:</text:p>
      <text:p text:style-name="P13"><text:tab/>/* Input: ch -&gt; d1, head address of destination p -&gt; d2, no. of data to be read -&gt; d3 */</text:p>
      <text:p text:style-name="P13"><text:tab/>/* Output: no. of data actually read out -&gt; d0 */</text:p>
      <text:p text:style-name="P13"><text:tab/>movem.l<text:tab/>%d4/%a0, -(%sp)</text:p>
      <text:p text:style-name="P13"/>
      <text:p text:style-name="P13"><text:tab/>cmpi.l<text:tab/>#0, %d1</text:p>
      <text:p text:style-name="P13"><text:tab/>bne<text:tab/>GETSTRING_END<text:tab/>/* If ch =/= 0, end */</text:p>
      <text:p text:style-name="P13"/>
      <text:p text:style-name="P13"><text:tab/>move.l<text:tab/>#0, %d4<text:tab/><text:tab/>/* d4 = sz (Used to count no. of data actually read out) */</text:p>
      <text:p text:style-name="P13"><text:tab/>move.l<text:tab/>%d2, %a0<text:tab/>/* a0 = i (NOT Index, but head address of destination) */</text:p>
      <text:p text:style-name="P13"><text:tab/></text:p>
      <text:p text:style-name="P13"/>
      <text:p text:style-name="P13">GETSTRING_LOOP:</text:p>
      <text:p text:style-name="P13"><text:tab/>cmp.l<text:tab/>%d4, %d3<text:tab/>/* is sz == size? */</text:p>
      <text:p text:style-name="P13"><text:tab/>beq<text:tab/>GETSTRING_UPD_SZ</text:p>
      <text:p text:style-name="P13"/>
      <text:p text:style-name="P13"><text:tab/>move.l<text:tab/>#0, %d0<text:tab/><text:tab/>/* specify queue 0 */</text:p>
      <text:p text:style-name="P13"><text:tab/>jsr<text:tab/>OUTQ<text:tab/><text:tab/>/* Call OUTQ, puts data in d1 */</text:p>
      <text:p text:style-name="P13"/>
      <text:p text:style-name="P13"><text:tab/>cmpi.l<text:tab/>#0, %d0<text:tab/><text:tab/><text:tab/>/* If failure */</text:p>
      <text:p text:style-name="P13"><text:tab/>beq<text:tab/>GETSTRING_UPD_SZ<text:tab/>/* End GETSTRING */</text:p>
      <text:p text:style-name="P13"/>
      <text:p text:style-name="P13"><text:tab/>move.b<text:tab/>%d1, (%a0)+<text:tab/>/* Copy the data to address i */</text:p>
      <text:p text:style-name="P13"><text:tab/></text:p>
      <text:p text:style-name="P13"><text:tab/>addq<text:tab/>#1, %d4<text:tab/><text:tab/>/* Increment sz and i */</text:p>
      <text:p text:style-name="P13"><text:tab/>jmp<text:tab/>GETSTRING_LOOP</text:p>
      <text:p text:style-name="P13"/>
      <text:p text:style-name="P13">GETSTRING_UPD_SZ:<text:tab/></text:p>
      <text:p text:style-name="P13"><text:tab/>move.l<text:tab/>%d4, %d0<text:tab/>/* %d0 &lt;- sz */</text:p>
      <text:p text:style-name="P13"><text:tab/></text:p>
      <text:p text:style-name="P13">GETSTRING_END:</text:p>
      <text:p text:style-name="P13"><text:tab/>movem.l<text:tab/>(%sp)+, %d4/%a0</text:p>
      <text:p text:style-name="P13"><text:tab/>rts</text:p>
      <text:p text:style-name="P13"/>
      <text:p text:style-name="P13">*****************************************************************</text:p>
      <text:p text:style-name="P13">** Queues</text:p>
      <text:p text:style-name="P13"><text:soft-page-break/>**<text:tab/>Maker: Amira Ben youssef, Zelal Denis Yildiz</text:p>
      <text:p text:style-name="P13">** <text:s/>Reviewer: Moris Kim</text:p>
      <text:p text:style-name="P13">*****************************************************************</text:p>
      <text:p text:style-name="P13">INIT_Q:</text:p>
      <text:p text:style-name="P13"><text:tab/>movem.l<text:tab/>%a1-%a4, -(%sp)</text:p>
      <text:p text:style-name="P13"><text:s text:c="2"/></text:p>
      <text:p text:style-name="P13"><text:tab/>lea.l<text:tab/>top, %a1<text:tab/><text:tab/>/*top address is a1*/</text:p>
      <text:p text:style-name="P13"><text:tab/>lea.l <text:s/><text:tab/>inp, %a2</text:p>
      <text:p text:style-name="P13"><text:tab/>lea.l <text:s/><text:tab/>outp, %a3</text:p>
      <text:p text:style-name="P13"><text:tab/>lea.l <text:s/><text:tab/>s, %a4</text:p>
      <text:p text:style-name="P13"><text:s text:c="2"/></text:p>
      <text:p text:style-name="P13"><text:tab/>move.l<text:tab/>%a1, (%a2)+ <text:s/>/* Initialize inp, outp, and s for q0*/</text:p>
      <text:p text:style-name="P13"><text:tab/>move.l<text:tab/>%a1, (%a3)+</text:p>
      <text:p text:style-name="P13"><text:tab/>move.w<text:tab/>#0, (%a4)+</text:p>
      <text:p text:style-name="P13"/>
      <text:p text:style-name="P13"><text:tab/>adda <text:s/><text:tab/>#SIZE_of_QUEUE, %a1 <text:s/>/* add offset for q1 */</text:p>
      <text:p text:style-name="P13"/>
      <text:p text:style-name="P13"><text:tab/>move.l<text:tab/>%a1, (%a2) <text:s/>/* Initialize inp, outp, and s for q1*/</text:p>
      <text:p text:style-name="P13"><text:tab/>move.l<text:tab/>%a1, (%a3)</text:p>
      <text:p text:style-name="P13"><text:tab/>move.w<text:tab/>#0, (%a4)</text:p>
      <text:p text:style-name="P13"><text:s text:c="2"/></text:p>
      <text:p text:style-name="P13"><text:tab/>movem.l<text:tab/>(%sp)+, %a1-%a4</text:p>
      <text:p text:style-name="P13"><text:tab/>rts</text:p>
      <text:p text:style-name="P13"/>
      <text:p text:style-name="P13">INQ:</text:p>
      <text:p text:style-name="P13"><text:tab/>/* Input: Queue no. -&gt; %d0, Data -&gt; %d1 */</text:p>
      <text:p text:style-name="P13"><text:tab/>/* Output: Success/fail -&gt; %d0 */</text:p>
      <text:p text:style-name="P13"><text:tab/>movem.l<text:tab/>%d2-%d5/%a1-%a5,-(%sp) <text:s text:c="3"/>/* Save registers */</text:p>
      <text:p text:style-name="P13"/>
      <text:p text:style-name="P13"><text:tab/>jsr<text:tab/>Q_START</text:p>
      <text:p text:style-name="P13"><text:tab/>lea.l <text:tab/>inp, %a2<text:tab/><text:tab/>/* inp -&gt; a2 */</text:p>
      <text:p text:style-name="P13"><text:tab/>adda.l <text:s/>%d2, %a2 <text:s text:c="3"/>/* add offset */</text:p>
      <text:p text:style-name="P13"><text:tab/>move.l <text:s/>(%a2), %a1 <text:s/>/* a1 = in pointer */</text:p>
      <text:p text:style-name="P13"><text:s text:c="2"/></text:p>
      <text:p text:style-name="P13"><text:tab/>jsr<text:tab/>INQ_SIZE_CHECK</text:p>
      <text:p text:style-name="P13"><text:tab/>jmp <text:tab/>Q_FINISH</text:p>
      <text:p text:style-name="P13"/>
      <text:p text:style-name="P13">INQ_SIZE_CHECK:</text:p>
      <text:p text:style-name="P13"><text:tab/>cmp.w<text:tab/>#256, (%a3) <text:s text:c="2"/>/* check if queue is full */</text:p>
      <text:p text:style-name="P13"><text:tab/>bne<text:tab/>INQ_SUCC<text:tab/><text:tab/>/*if s not equals to 256*/</text:p>
      <text:p text:style-name="P13"><text:tab/>bra<text:tab/>Q_FAIL<text:tab/><text:tab/> <text:s/>/*if s==256*/</text:p>
      <text:p text:style-name="P13"/>
      <text:p text:style-name="P13">INQ_SUCC:</text:p>
      <text:p text:style-name="P13"><text:tab/>move.b <text:tab/>%d1, (%a1) <text:s/>/* d1 = data moved into inp */</text:p>
      <text:p text:style-name="P13"><text:tab/>addq <text:s text:c="3"/>#1, (%a3) <text:s text:c="3"/>/* Increment size */</text:p>
      <text:p text:style-name="P13"/>
      <text:p text:style-name="P13"><text:tab/>jmp <text:s text:c="4"/>Q_SUCC</text:p>
      <text:p text:style-name="P13"/>
      <text:p text:style-name="P13">OUTQ:</text:p>
      <text:p text:style-name="P13"><text:tab/>/* Input: Queue no. -&gt; %d0 */</text:p>
      <text:p text:style-name="P13"><text:tab/>/* Output: Success/fail -&gt; %d0, Data -&gt; %d1 */</text:p>
      <text:p text:style-name="P13"><text:soft-page-break/><text:tab/>movem.l<text:tab/>%d2-%d5/%a1-%a5,-(%sp) <text:s text:c="3"/>/* Save registers */</text:p>
      <text:p text:style-name="P13"><text:tab/>jsr <text:s text:c="4"/>Q_START</text:p>
      <text:p text:style-name="P13"><text:tab/>lea.l <text:tab/>outp, %a2<text:tab/><text:tab/>/* outp -&gt; a2 */</text:p>
      <text:p text:style-name="P13"><text:tab/>adda.l <text:s/>%d2, %a2 <text:s text:c="3"/>/* add offset */</text:p>
      <text:p text:style-name="P13"><text:tab/>move.l <text:s/>(%a2), %a1 <text:s/>/* a1 = out pointer */</text:p>
      <text:p text:style-name="P13"/>
      <text:p text:style-name="P13"><text:tab/>jsr<text:tab/>OUTQ_SIZE_CHECK</text:p>
      <text:p text:style-name="P13"><text:tab/>jmp <text:tab/>Q_FINISH</text:p>
      <text:p text:style-name="P13"/>
      <text:p text:style-name="P13">OUTQ_SIZE_CHECK:</text:p>
      <text:p text:style-name="P13"><text:tab/>cmp.w <text:tab/>#0, (%a3) <text:s text:c="3"/>/* check if queue is empty*/</text:p>
      <text:p text:style-name="P13"><text:tab/>bgt <text:tab/>OUTQ_SUCC</text:p>
      <text:p text:style-name="P13"><text:tab/>bra<text:tab/>Q_FAIL</text:p>
      <text:p text:style-name="P13"/>
      <text:p text:style-name="P13">OUTQ_SUCC:</text:p>
      <text:p text:style-name="P13"><text:tab/>move.b<text:tab/>(%a1), %d1 /* data is moved to d1*/</text:p>
      <text:p text:style-name="P13"><text:tab/>subi.w <text:s/>#1, (%a3) <text:s text:c="3"/>/* Decrement size */</text:p>
      <text:p text:style-name="P13"/>
      <text:p text:style-name="P13"><text:tab/>jmp <text:tab/>Q_SUCC</text:p>
      <text:p text:style-name="P13"><text:s text:c="2"/></text:p>
      <text:p text:style-name="P13"/>
      <text:p text:style-name="P13">/* These are common for both INQ and OUTQ */</text:p>
      <text:p text:style-name="P13">Q_START:</text:p>
      <text:p text:style-name="P13"><text:tab/>move.w<text:tab/>%SR, %d5 <text:s text:c="3"/>/* Save running level */</text:p>
      <text:p text:style-name="P13"><text:tab/>move.w <text:tab/>#0x2700, %SR<text:tab/>/* running level = 7 */</text:p>
      <text:p text:style-name="P13"><text:s text:c="2"/></text:p>
      <text:p text:style-name="P13"><text:tab/>move.l <text:tab/>%d0, %d2 <text:s text:c="2"/>/* d2 = pointer offset */</text:p>
      <text:p text:style-name="P13"><text:tab/>mulu<text:tab/>#4, <text:s/>%d2 <text:s text:c="2"/>/* because address is stored in longword */</text:p>
      <text:p text:style-name="P13"><text:s text:c="2"/></text:p>
      <text:p text:style-name="P13"><text:tab/>move.l <text:s/>%d0, %d3 <text:s text:c="2"/>/* d3 = queue size pointer offset */</text:p>
      <text:p text:style-name="P13"><text:tab/>mulu<text:tab/>#2, %d3<text:tab/> <text:s text:c="2"/>/* because address is stored in word */</text:p>
      <text:p text:style-name="P13"><text:s text:c="2"/></text:p>
      <text:p text:style-name="P13"><text:tab/>lea.l<text:tab/>s, <text:s text:c="2"/>%a3 <text:s text:c="3"/>/* size -&gt; a3 */</text:p>
      <text:p text:style-name="P13"><text:tab/>adda.l <text:s/>%d3, %a3 <text:s text:c="3"/>/* add offset */</text:p>
      <text:p text:style-name="P13"><text:tab/>rts</text:p>
      <text:p text:style-name="P13"/>
      <text:p text:style-name="P13">Q_SUCC:</text:p>
      <text:p text:style-name="P13"><text:tab/>move.l <text:tab/>%d0, %d4 <text:s text:c="2"/>/* d4 = queue area offset */</text:p>
      <text:p text:style-name="P13"><text:tab/>mulu<text:tab/>#SIZE_of_QUEUE, %d4</text:p>
      <text:p text:style-name="P13"><text:tab/>lea.l <text:s text:c="2"/>top, %a4 <text:s/>/* a4 = head of queue area */</text:p>
      <text:p text:style-name="P13"><text:tab/>adda.l <text:s/>%d4, %a4 <text:s/>/* adds offset */</text:p>
      <text:p text:style-name="P13"><text:tab/>move.l <text:s/>%a4, %a5 <text:s/>/* a5 = bottom of queue area */</text:p>
      <text:p text:style-name="P13"><text:tab/>adda.l <text:s/>#255, %a5 <text:s/>/* the bottom is 255 from the top */</text:p>
      <text:p text:style-name="P13"/>
      <text:p text:style-name="P13"><text:tab/>move.l <text:s/>#1, %d0 <text:s text:c="4"/>/* success flag raised */</text:p>
      <text:p text:style-name="P13"/>
      <text:p text:style-name="P13"><text:tab/>cmp<text:tab/>%a1, %a5<text:tab/>/* compare inp/outp with bottom*/</text:p>
      <text:p text:style-name="P13"><text:tab/>beq<text:tab/>Q_BACK<text:tab/><text:tab/>/* reach the bottom */</text:p>
      <text:p text:style-name="P13"><text:tab/>bra<text:tab/>Q_NEXT</text:p>
      <text:p text:style-name="P13"/>
      <text:p text:style-name="P13">Q_NEXT:</text:p>
      <text:p text:style-name="P13"><text:soft-page-break/><text:tab/>addq<text:tab/>#1, %a1 <text:s text:c="3"/>/* increment input/output pointer*/</text:p>
      <text:p text:style-name="P13"><text:tab/>rts</text:p>
      <text:p text:style-name="P13"/>
      <text:p text:style-name="P13">Q_BACK:</text:p>
      <text:p text:style-name="P13"><text:tab/>move.l<text:tab/>%a4, %a1 <text:s/>/* input/output pointer set to head of queue area */</text:p>
      <text:p text:style-name="P13"><text:tab/>rts<text:tab/></text:p>
      <text:p text:style-name="P13"/>
      <text:p text:style-name="P13">Q_FAIL:</text:p>
      <text:p text:style-name="P13"><text:tab/>move.l<text:tab/>#0, %d0 <text:s text:c="3"/>/* set flag to fail */</text:p>
      <text:p text:style-name="P13"><text:tab/>rts</text:p>
      <text:p text:style-name="P13"/>
      <text:p text:style-name="P13">Q_FINISH:</text:p>
      <text:p text:style-name="P13"><text:tab/>move.l<text:tab/>%a1, (%a2) <text:s text:c="3"/>/* update inp/outp */</text:p>
      <text:p text:style-name="P13"><text:tab/>move.w<text:tab/>%d5, %SR <text:s text:c="5"/>/* restore previous running level */</text:p>
      <text:p text:style-name="P13"><text:tab/>movem.l<text:tab/>(%sp)+,%d2-%d5/%a1-%a5 <text:s/>/* restore registers */</text:p>
      <text:p text:style-name="P13"><text:tab/>rts</text:p>
      <text:p text:style-name="P13"/>
      <text:p text:style-name="P13">****************************************************************</text:p>
      <text:p text:style-name="P13">**<text:tab/>Main Program</text:p>
      <text:p text:style-name="P13">****************************************************************</text:p>
      <text:p text:style-name="P13"/>
      <text:p text:style-name="P13">****************************************************************</text:p>
      <text:p text:style-name="P13">** <text:s text:c="3"/>Program region</text:p>
      <text:p text:style-name="P13">****************************************************************</text:p>
      <text:p text:style-name="P13">MAIN:</text:p>
      <text:p text:style-name="P13"><text:tab/>** Set the running mode and the level (The process to move to 'the user mode')</text:p>
      <text:p text:style-name="P13"><text:tab/>move.w<text:tab/>#0x2000, %SR<text:tab/><text:tab/>/*USER MODE, LEVEL 0*/</text:p>
      <text:p text:style-name="P13"><text:tab/>lea.l<text:tab/>USR_STK_TOP, %sp<text:tab/>/*set user stack*/</text:p>
      <text:p text:style-name="P13"/>
      <text:p text:style-name="P13"><text:tab/>/* a5 used for printing, d5 for user input */</text:p>
      <text:p text:style-name="P13"><text:tab/>/* d4 for if game is played (0/1)*/</text:p>
      <text:p text:style-name="P13"><text:tab/>move.l<text:tab/>#0, %d4</text:p>
      <text:p text:style-name="P13"><text:tab/>move.w <text:tab/>#0, CORRECT</text:p>
      <text:p text:style-name="P13"><text:tab/>move.w <text:tab/>#0, MISTAKES</text:p>
      <text:p text:style-name="P13"><text:tab/></text:p>
      <text:p text:style-name="P13"/>
      <text:p text:style-name="P13">INTRO_LOOP:</text:p>
      <text:p text:style-name="P13"><text:tab/>jsr<text:tab/>INTRO</text:p>
      <text:p text:style-name="P13"><text:tab/>jsr<text:tab/>WAIT</text:p>
      <text:p text:style-name="P13"/>
      <text:p text:style-name="P13"><text:tab/>cmpi.b<text:tab/>#0, %d5</text:p>
      <text:p text:style-name="P13"><text:tab/>beq<text:tab/>INTRO_LOOP</text:p>
      <text:p text:style-name="P13"/>
      <text:p text:style-name="P13">PICKGAMEMODE_LOOP:</text:p>
      <text:p text:style-name="P13"><text:tab/>jsr<text:tab/>PICKGAMEMODE</text:p>
      <text:p text:style-name="P13"><text:tab/>jsr<text:tab/>WAIT</text:p>
      <text:p text:style-name="P13"><text:tab/></text:p>
      <text:p text:style-name="P13"><text:tab/>/* Check user input*/</text:p>
      <text:p text:style-name="P13"><text:tab/>cmpi.b<text:tab/>#49, %d5<text:tab/>/* Easy mode */</text:p>
      <text:p text:style-name="P13"><text:tab/>beq<text:tab/>GAME1_RUN</text:p>
      <text:p text:style-name="P13"/>
      <text:p text:style-name="P13"><text:tab/>cmpi.b<text:tab/>#50, %d5<text:tab/>/* Normal mode */</text:p>
      <text:p text:style-name="P13"><text:soft-page-break/><text:tab/>beq<text:tab/>GAME2_RUN</text:p>
      <text:p text:style-name="P13"/>
      <text:p text:style-name="P13"><text:tab/>cmpi.l<text:tab/>#0, %d4 <text:tab/>/* Has a game been played? */</text:p>
      <text:p text:style-name="P13"><text:tab/>bne<text:tab/>RESULTS</text:p>
      <text:p text:style-name="P13"/>
      <text:p text:style-name="P13"><text:tab/>/* Input is Invalid*/</text:p>
      <text:p text:style-name="P13"><text:tab/>lea.l<text:tab/>INVALIDTEXT, %a5</text:p>
      <text:p text:style-name="P13"><text:tab/>jsr<text:tab/>PRINT</text:p>
      <text:p text:style-name="P13"><text:tab/>bra<text:tab/>PICKGAMEMODE_LOOP</text:p>
      <text:p text:style-name="P13"/>
      <text:p text:style-name="P13">GAME1_RUN:</text:p>
      <text:p text:style-name="P13"><text:tab/>jsr<text:tab/>GAME1</text:p>
      <text:p text:style-name="P13"><text:tab/>cmpi.l<text:tab/>#0, %d4 <text:tab/>/* Has a game been played? */</text:p>
      <text:p text:style-name="P13"><text:tab/>bne<text:tab/>RESULTS</text:p>
      <text:p text:style-name="P13"/>
      <text:p text:style-name="P13">GAME2_RUN:</text:p>
      <text:p text:style-name="P13"><text:tab/>jsr<text:tab/>GAME2</text:p>
      <text:p text:style-name="P13"><text:tab/>cmpi.l<text:tab/>#0, %d4 <text:tab/>/* Has a game been played? */</text:p>
      <text:p text:style-name="P13"><text:tab/>bne<text:tab/>RESULTS</text:p>
      <text:p text:style-name="P13"/>
      <text:p text:style-name="P13">RESULTS:</text:p>
      <text:p text:style-name="P13"><text:tab/>/* here d4 is used for typing speed*/</text:p>
      <text:p text:style-name="P13"><text:tab/>jsr<text:tab/>CALCULATE_RESULTS</text:p>
      <text:p text:style-name="P13"/>
      <text:p text:style-name="P13"><text:tab/>lea.l<text:tab/>BORDER, %a5</text:p>
      <text:p text:style-name="P13"><text:tab/>jsr<text:tab/>PRINT</text:p>
      <text:p text:style-name="P13"/>
      <text:p text:style-name="P13"><text:tab/>lea.l<text:tab/>RESULTS1, %a5</text:p>
      <text:p text:style-name="P13"><text:tab/>jsr<text:tab/>PRINT</text:p>
      <text:p text:style-name="P13"/>
      <text:p text:style-name="P13"><text:tab/>lea.l<text:tab/>BORDER, %a5</text:p>
      <text:p text:style-name="P13"><text:tab/>jsr<text:tab/>PRINT</text:p>
      <text:p text:style-name="P13"/>
      <text:p text:style-name="P13"><text:tab/>lea.l<text:tab/>CONFIRMATION, %a5</text:p>
      <text:p text:style-name="P13"><text:tab/>jsr<text:tab/>PRINT</text:p>
      <text:p text:style-name="P13"/>
      <text:p text:style-name="P13"><text:tab/>jsr<text:tab/>WAIT</text:p>
      <text:p text:style-name="P13"/>
      <text:p text:style-name="P13"><text:tab/>/* Results calculation &amp; display */</text:p>
      <text:p text:style-name="P13"><text:tab/>/* Typing speed */</text:p>
      <text:p text:style-name="P13"><text:tab/>move.l<text:tab/>#SYSCALL_NUM_PUTSTRING, %d0</text:p>
      <text:p text:style-name="P13"><text:tab/>move.l<text:tab/>#0, %d1<text:tab/><text:tab/><text:tab/><text:tab/>/*ch = 0*/</text:p>
      <text:p text:style-name="P13"><text:tab/>move.l<text:tab/>#RESULTS2, %d2<text:tab/><text:tab/>/*p = #PRINT_BUFFER*/</text:p>
      <text:p text:style-name="P13"><text:tab/>move.l<text:tab/>#35, %d3<text:tab/><text:tab/><text:tab/>/* d3 = size*/</text:p>
      <text:p text:style-name="P13"><text:tab/>trap<text:tab/>#0</text:p>
      <text:p text:style-name="P13"><text:tab/>jsr<text:tab/>DUMB_PRINT</text:p>
      <text:p text:style-name="P13"><text:tab/>lea.l <text:tab/>ENDLINE, %a5</text:p>
      <text:p text:style-name="P13"><text:tab/>jsr<text:tab/>PRINT</text:p>
      <text:p text:style-name="P13"/>
      <text:p text:style-name="P13"><text:tab/>/* Correct characters */</text:p>
      <text:p text:style-name="P13"><text:tab/>move.l<text:tab/>#SYSCALL_NUM_PUTSTRING, %d0</text:p>
      <text:p text:style-name="P13"><text:tab/>move.l<text:tab/>#0, %d1<text:tab/><text:tab/><text:tab/><text:tab/>/*ch = 0*/</text:p>
      <text:p text:style-name="P13"><text:soft-page-break/><text:tab/>move.l<text:tab/>#RESULTS3, %d2<text:tab/><text:tab/>/*p = #PRINT_BUFFER*/</text:p>
      <text:p text:style-name="P13"><text:tab/>move.l<text:tab/>#9, %d3<text:tab/><text:tab/><text:tab/><text:tab/>/* d3 = size*/</text:p>
      <text:p text:style-name="P13"><text:tab/>trap<text:tab/>#0</text:p>
      <text:p text:style-name="P13"><text:tab/>clr.l<text:tab/>%d4<text:tab/><text:tab/><text:tab/><text:tab/><text:tab/>/* just in case */</text:p>
      <text:p text:style-name="P13"><text:tab/>move.w<text:tab/>CORRECT, %d4</text:p>
      <text:p text:style-name="P13"><text:tab/>jsr<text:tab/>DUMB_PRINT</text:p>
      <text:p text:style-name="P13"><text:tab/>lea.l <text:tab/>ENDLINE, %a5</text:p>
      <text:p text:style-name="P13"><text:tab/>jsr<text:tab/>PRINT<text:tab/></text:p>
      <text:p text:style-name="P13"/>
      <text:p text:style-name="P13"><text:tab/>/* Mistakes */<text:tab/></text:p>
      <text:p text:style-name="P13"><text:tab/>move.l<text:tab/>#SYSCALL_NUM_PUTSTRING, %d0</text:p>
      <text:p text:style-name="P13"><text:tab/>move.l<text:tab/>#0, %d1<text:tab/><text:tab/><text:tab/><text:tab/>/*ch = 0*/</text:p>
      <text:p text:style-name="P13"><text:tab/>move.l<text:tab/>#RESULTS4, %d2<text:tab/><text:tab/><text:tab/>/*p = #PRINT_BUFFER*/</text:p>
      <text:p text:style-name="P13"><text:tab/>move.l<text:tab/>#10, %d3<text:tab/><text:tab/><text:tab/>/* d3 = size*/</text:p>
      <text:p text:style-name="P13"><text:tab/>trap<text:tab/>#0</text:p>
      <text:p text:style-name="P13"><text:tab/>clr.l<text:tab/>%d4<text:tab/><text:tab/><text:tab/><text:tab/>/* just in case */</text:p>
      <text:p text:style-name="P13"><text:tab/>move.w<text:tab/>MISTAKES, %d4</text:p>
      <text:p text:style-name="P13"><text:tab/>jsr<text:tab/>DUMB_PRINT</text:p>
      <text:p text:style-name="P13"><text:tab/>lea.l <text:tab/>ENDLINE, %a5</text:p>
      <text:p text:style-name="P13"><text:tab/>jsr<text:tab/>PRINT<text:tab/></text:p>
      <text:p text:style-name="P13"><text:tab/></text:p>
      <text:p text:style-name="P13"><text:tab/>lea.l <text:tab/>ENDING, %a5</text:p>
      <text:p text:style-name="P13"><text:tab/>jsr<text:tab/>PRINT</text:p>
      <text:p text:style-name="P13"/>
      <text:p text:style-name="P13"><text:tab/>jsr<text:tab/>WAIT</text:p>
      <text:p text:style-name="P13"/>
      <text:p text:style-name="P13"><text:tab/>jmp<text:tab/>MAIN</text:p>
      <text:p text:style-name="P13"/>
      <text:p text:style-name="P13"><text:tab/></text:p>
      <text:p text:style-name="P13"/>
      <text:p text:style-name="P13">CALCULATE_RESULTS:</text:p>
      <text:p text:style-name="P13"><text:tab/>/* Outputs: d4 &lt;- typing speed */</text:p>
      <text:p text:style-name="P13"><text:tab/>/* Calculates typing speed and accuracy */</text:p>
      <text:p text:style-name="P13"><text:tab/>movem.l %d0-%d3, -(%sp)</text:p>
      <text:p text:style-name="P13"><text:tab/>move.w <text:tab/>CORRECT, %d4<text:tab/><text:tab/>/* d4 = correct */</text:p>
      <text:p text:style-name="P13"><text:tab/>move.w <text:tab/>TIME_ELAPSED_TOTAL, %d1<text:tab/>/* d1 = total time elapsed */</text:p>
      <text:p text:style-name="P13"><text:tab/>divu.w<text:tab/>%d1, %d4<text:tab/><text:tab/>/* d4 &lt;- correct/time */</text:p>
      <text:p text:style-name="P13"><text:tab/>move.l<text:tab/>%d4, %d3</text:p>
      <text:p text:style-name="P13"><text:tab/>andi.l<text:tab/>#0x0000ffff, %d4</text:p>
      <text:p text:style-name="P13"><text:tab/>mulu<text:tab/>#60, %d4<text:tab/><text:tab/>/* d4 &lt;- characters per minute */</text:p>
      <text:p text:style-name="P13"><text:tab/>swap<text:tab/>%d3</text:p>
      <text:p text:style-name="P13"><text:tab/>andi.l<text:tab/>#0x0000ffff, %d3<text:tab/>/* d3 = remainder */</text:p>
      <text:p text:style-name="P13"><text:tab/>add.w<text:tab/>%d3, %d4</text:p>
      <text:p text:style-name="P13"><text:tab/></text:p>
      <text:p text:style-name="P13"/>
      <text:p text:style-name="P13"><text:tab/>movem.l (%sp)+ ,%d0-%d3</text:p>
      <text:p text:style-name="P13"><text:tab/>rts</text:p>
      <text:p text:style-name="P13"/>
      <text:p text:style-name="P13">DUMB_PRINT:</text:p>
      <text:p text:style-name="P13"><text:tab/>/* convert number to ascii then print */</text:p>
      <text:p text:style-name="P13"><text:tab/>/* input: d4*/</text:p>
      <text:p text:style-name="P13"><text:tab/>movem.l %d0-%d3, -(%sp)</text:p>
      <text:p text:style-name="P13"><text:soft-page-break/></text:p>
      <text:p text:style-name="P13">DIGIT1:</text:p>
      <text:p text:style-name="P13"><text:tab/>cmpi.w<text:tab/>#100, %d4</text:p>
      <text:p text:style-name="P13"><text:tab/>blt<text:tab/>DIGIT2_NOSWAP</text:p>
      <text:p text:style-name="P13"><text:tab/></text:p>
      <text:p text:style-name="P13"><text:tab/>move.w <text:tab/>%d4, %d0</text:p>
      <text:p text:style-name="P13"><text:tab/>divu.w<text:tab/>#100, %d0</text:p>
      <text:p text:style-name="P13"><text:tab/>move.l<text:tab/>%d0, %d4<text:tab/><text:tab/>/* looks stupid, i know. this saves the divided answer*/</text:p>
      <text:p text:style-name="P13"/>
      <text:p text:style-name="P13"><text:tab/>cmpi.b<text:tab/>#0, %d0<text:tab/><text:tab/><text:tab/>/* might cause problems? we're putting word into d0 and only testing byte*/</text:p>
      <text:p text:style-name="P13"><text:tab/>beq<text:tab/>DIGIT2<text:tab/><text:tab/><text:tab/>/* if d0&lt;100, skip this digit*/</text:p>
      <text:p text:style-name="P13"><text:tab/>addi.b<text:tab/>#0x30, %d0<text:tab/><text:tab/></text:p>
      <text:p text:style-name="P13"><text:tab/>move.b<text:tab/>%d0, PRINT_BUFFER</text:p>
      <text:p text:style-name="P13"><text:tab/></text:p>
      <text:p text:style-name="P13"><text:tab/>move.l<text:tab/>#SYSCALL_NUM_PUTSTRING, %d0</text:p>
      <text:p text:style-name="P13"><text:tab/>move.l<text:tab/>#0, %d1<text:tab/><text:tab/><text:tab/><text:tab/>/*ch = 0*/</text:p>
      <text:p text:style-name="P13"><text:tab/>move.l<text:tab/>#PRINT_BUFFER, %d2<text:tab/><text:tab/>/*p = #PRINT_BUFFER*/</text:p>
      <text:p text:style-name="P13"><text:tab/>move.l<text:tab/>#1, %d3<text:tab/><text:tab/><text:tab/><text:tab/>/* d3 = size*/</text:p>
      <text:p text:style-name="P13"><text:tab/>trap<text:tab/>#0</text:p>
      <text:p text:style-name="P13"/>
      <text:p text:style-name="P13">DIGIT2:</text:p>
      <text:p text:style-name="P13"><text:tab/>andi.l<text:tab/>#0xffff0000, %d4</text:p>
      <text:p text:style-name="P13"><text:tab/>swap<text:tab/>%d4<text:tab/><text:tab/><text:tab/>/* swapped so we get the remainder */</text:p>
      <text:p text:style-name="P13"><text:tab/></text:p>
      <text:p text:style-name="P13">DIGIT2_NOSWAP:<text:tab/></text:p>
      <text:p text:style-name="P13"><text:tab/>cmpi.w<text:tab/>#10, %d4<text:tab/>/* Skip if lower than 10 */</text:p>
      <text:p text:style-name="P13"><text:tab/>blt<text:tab/>DIGIT3_NOSWAP</text:p>
      <text:p text:style-name="P13"><text:tab/></text:p>
      <text:p text:style-name="P13"><text:tab/>move.w<text:tab/>%d4, %d0<text:tab/></text:p>
      <text:p text:style-name="P13"><text:tab/>divu.w<text:tab/>#10, %d0</text:p>
      <text:p text:style-name="P13"><text:tab/>move.l<text:tab/>%d0, %d4<text:tab/>/* again, saves the divided answer*/</text:p>
      <text:p text:style-name="P13"/>
      <text:p text:style-name="P13"><text:tab/>/* No need to skip if 0, because what are the chances your cpm &amp; acc &lt; 10?? */</text:p>
      <text:p text:style-name="P13"><text:tab/>addi.b<text:tab/>#0x30, %d0</text:p>
      <text:p text:style-name="P13"><text:tab/>move.b<text:tab/>%d0, PRINT_BUFFER</text:p>
      <text:p text:style-name="P13"/>
      <text:p text:style-name="P13"><text:tab/>move.l<text:tab/>#SYSCALL_NUM_PUTSTRING, %d0</text:p>
      <text:p text:style-name="P13"><text:tab/>move.l<text:tab/>#0, %d1<text:tab/><text:tab/><text:tab/><text:tab/>/*ch = 0*/</text:p>
      <text:p text:style-name="P13"><text:tab/>move.l<text:tab/>#PRINT_BUFFER, %d2<text:tab/><text:tab/>/*p = #PRINT_BUFFER*/</text:p>
      <text:p text:style-name="P13"><text:tab/>move.l<text:tab/>#1, %d3<text:tab/><text:tab/><text:tab/><text:tab/>/* d3 = size*/</text:p>
      <text:p text:style-name="P13"><text:tab/>trap<text:tab/>#0</text:p>
      <text:p text:style-name="P13"/>
      <text:p text:style-name="P13">DIGIT3:</text:p>
      <text:p text:style-name="P13"><text:tab/>andi.l<text:tab/>#0xffff0000, %d4</text:p>
      <text:p text:style-name="P13"><text:tab/>swap<text:tab/>%d4</text:p>
      <text:p text:style-name="P13"/>
      <text:p text:style-name="P13">DIGIT3_NOSWAP:<text:tab/></text:p>
      <text:p text:style-name="P13"><text:tab/>move.w<text:tab/>%d4, %d0<text:tab/></text:p>
      <text:p text:style-name="P13"><text:tab/>addi.b<text:tab/>#0x30, %d0</text:p>
      <text:p text:style-name="P13"><text:tab/>move.b<text:tab/>%d0, PRINT_BUFFER</text:p>
      <text:p text:style-name="P13"/>
      <text:p text:style-name="P13"><text:soft-page-break/><text:tab/>move.l<text:tab/>#SYSCALL_NUM_PUTSTRING, %d0</text:p>
      <text:p text:style-name="P13"><text:tab/>move.l<text:tab/>#0, %d1<text:tab/><text:tab/><text:tab/><text:tab/>/*ch = 0*/</text:p>
      <text:p text:style-name="P13"><text:tab/>move.l<text:tab/>#PRINT_BUFFER, %d2<text:tab/><text:tab/>/*p = #PRINT_BUFFER*/</text:p>
      <text:p text:style-name="P13"><text:tab/>move.l<text:tab/>#1, %d3<text:tab/><text:tab/><text:tab/><text:tab/>/* d3 = size*/</text:p>
      <text:p text:style-name="P13"><text:tab/>trap<text:tab/>#0</text:p>
      <text:p text:style-name="P13"/>
      <text:p text:style-name="P13"><text:tab/>movem.l <text:tab/>(%sp)+ ,%d0-%d3</text:p>
      <text:p text:style-name="P13"><text:tab/>rts</text:p>
      <text:p text:style-name="P13"><text:tab/></text:p>
      <text:p text:style-name="P13">INTRO:</text:p>
      <text:p text:style-name="P13"><text:tab/>/* Intro menu */</text:p>
      <text:p text:style-name="P13"><text:tab/>/* Output: d5 &lt;- User Input */</text:p>
      <text:p text:style-name="P13"><text:tab/>lea.l<text:tab/>BORDER, %a5</text:p>
      <text:p text:style-name="P13"><text:tab/>jsr<text:tab/>PRINT</text:p>
      <text:p text:style-name="P13"/>
      <text:p text:style-name="P13"><text:tab/>lea.l<text:tab/>INTRO_TEXT, %a5</text:p>
      <text:p text:style-name="P13"><text:tab/>jsr<text:tab/>PRINT</text:p>
      <text:p text:style-name="P13"/>
      <text:p text:style-name="P13"><text:tab/>lea.l<text:tab/>BORDER, %a5</text:p>
      <text:p text:style-name="P13"><text:tab/>jsr<text:tab/>PRINT</text:p>
      <text:p text:style-name="P13"/>
      <text:p text:style-name="P13"><text:tab/>lea.l<text:tab/>CONFIRMATION, %a5</text:p>
      <text:p text:style-name="P13"><text:tab/>jsr<text:tab/>PRINT</text:p>
      <text:p text:style-name="P13"/>
      <text:p text:style-name="P13"><text:tab/>rts</text:p>
      <text:p text:style-name="P13"/>
      <text:p text:style-name="P13">PICKGAMEMODE:</text:p>
      <text:p text:style-name="P13"><text:tab/>lea.l<text:tab/>GAMEMODEASK, %a5</text:p>
      <text:p text:style-name="P13"><text:tab/>jsr<text:tab/>PRINT</text:p>
      <text:p text:style-name="P13"/>
      <text:p text:style-name="P13"><text:tab/>lea.l<text:tab/>MODEASK1, %a5</text:p>
      <text:p text:style-name="P13"><text:tab/>jsr<text:tab/>PRINT</text:p>
      <text:p text:style-name="P13"/>
      <text:p text:style-name="P13"><text:tab/>lea.l<text:tab/>MODEASK2, %a5</text:p>
      <text:p text:style-name="P13"><text:tab/>jsr<text:tab/>PRINT</text:p>
      <text:p text:style-name="P13"/>
      <text:p text:style-name="P13"><text:tab/>rts</text:p>
      <text:p text:style-name="P13"/>
      <text:p text:style-name="P13">************************************* </text:p>
      <text:p text:style-name="P13">* <text:s text:c="3"/>Print Subroutine </text:p>
      <text:p text:style-name="P13">* <text:s text:c="3"/>I Think this works??</text:p>
      <text:p text:style-name="P13">*************************************</text:p>
      <text:p text:style-name="P13">PRINT:</text:p>
      <text:p text:style-name="P13"><text:tab/>/* Input: a5 &lt;- Head address of text*/</text:p>
      <text:p text:style-name="P13"><text:tab/>/* Running level set to 7 to prevent interrupt while printing */</text:p>
      <text:p text:style-name="P13"><text:tab/>movem.l<text:tab/>%d0-%d4/%a1, -(%sp)</text:p>
      <text:p text:style-name="P13"><text:tab/>move.w<text:tab/>%SR, %d4</text:p>
      <text:p text:style-name="P13"><text:tab/>move.w<text:tab/>#0x2700, %SR</text:p>
      <text:p text:style-name="P13"><text:tab/></text:p>
      <text:p text:style-name="P13"><text:tab/>lea.l<text:tab/>PRINT_BUFFER, %a1</text:p>
      <text:p text:style-name="P13"><text:tab/>move.l<text:tab/>#0, %d3<text:tab/><text:tab/>/* d3 = size counter*/</text:p>
      <text:p text:style-name="P13"><text:tab/></text:p>
      <text:p text:style-name="P13"><text:soft-page-break/>INSERT_BUFFER_LOOP:</text:p>
      <text:p text:style-name="P13"><text:tab/>/* Put the text in BUFFER */</text:p>
      <text:p text:style-name="P13"><text:tab/>cmpi.b<text:tab/>#0x0a, (%a5)<text:tab/>/* Encountered an '\n' */</text:p>
      <text:p text:style-name="P13"><text:tab/>beq<text:tab/>INSERT_BUFFER_END</text:p>
      <text:p text:style-name="P13"><text:tab/></text:p>
      <text:p text:style-name="P13"><text:tab/>move.b<text:tab/>(%a5)+, (%a1)+<text:tab/>/* Move into buffer*/</text:p>
      <text:p text:style-name="P13"><text:tab/>addq<text:tab/>#1, %d3<text:tab/><text:tab/>/* Increment Size*/</text:p>
      <text:p text:style-name="P13"/>
      <text:p text:style-name="P13"><text:tab/>bra<text:tab/>INSERT_BUFFER_LOOP</text:p>
      <text:p text:style-name="P13"><text:tab/></text:p>
      <text:p text:style-name="P13">INSERT_BUFFER_END:</text:p>
      <text:p text:style-name="P13"><text:tab/>addq<text:tab/>#1, %d3<text:tab/><text:tab/>/* Include \n */</text:p>
      <text:p text:style-name="P13"><text:tab/>move.b<text:tab/>#0x0a, (%a1)</text:p>
      <text:p text:style-name="P13"><text:tab/></text:p>
      <text:p text:style-name="P13"><text:tab/>/* PUTSTRING <text:s/>all the text*/</text:p>
      <text:p text:style-name="P13"><text:tab/>move.l<text:tab/>#SYSCALL_NUM_PUTSTRING, %d0</text:p>
      <text:p text:style-name="P13"><text:tab/>move.l<text:tab/>#0, %d1<text:tab/><text:tab/><text:tab/><text:tab/>/*ch = 0*/</text:p>
      <text:p text:style-name="P13"><text:tab/>move.l<text:tab/>#PRINT_BUFFER, %d2<text:tab/><text:tab/>/*p = #BUF*/</text:p>
      <text:p text:style-name="P13"><text:tab/>trap<text:tab/>#0</text:p>
      <text:p text:style-name="P13"/>
      <text:p text:style-name="P13"><text:tab/>move.w<text:tab/>%d4, %SR</text:p>
      <text:p text:style-name="P13"><text:tab/>movem.l<text:tab/>(%sp)+, %d0-%d4/%a1</text:p>
      <text:p text:style-name="P13"><text:tab/>rts</text:p>
      <text:p text:style-name="P13"/>
      <text:p text:style-name="P13"><text:tab/></text:p>
      <text:p text:style-name="P13">************************************* </text:p>
      <text:p text:style-name="P13">* <text:s text:c="3"/>GAMEMODE 1</text:p>
      <text:p text:style-name="P13">* <text:s text:c="3"/>Easy Typing Test</text:p>
      <text:p text:style-name="P13">*************************************</text:p>
      <text:p text:style-name="P13">GAME1:</text:p>
      <text:p text:style-name="P13"><text:tab/>movem.l<text:tab/>%d0-%d3/%a0-%a5, -(%sp)</text:p>
      <text:p text:style-name="P13"><text:tab/>lea.l <text:tab/>MODECHOSEN1, %a5</text:p>
      <text:p text:style-name="P13"><text:tab/>jsr<text:tab/>PRINT</text:p>
      <text:p text:style-name="P13"/>
      <text:p text:style-name="P13"/>
      <text:p text:style-name="P13">GAME1_START:</text:p>
      <text:p text:style-name="P13"><text:tab/>lea.l<text:tab/>TEXT1, %a0</text:p>
      <text:p text:style-name="P13"><text:tab/>lea.l<text:tab/>BUF, %a1</text:p>
      <text:p text:style-name="P13"><text:tab/></text:p>
      <text:p text:style-name="P13"><text:tab/>/* Prints Text */</text:p>
      <text:p text:style-name="P13"><text:tab/>move.l<text:tab/>#SYSCALL_NUM_PUTSTRING, %d0</text:p>
      <text:p text:style-name="P13"><text:tab/>move.l<text:tab/>#0, %d1<text:tab/><text:tab/><text:tab/>/*ch = 0*/</text:p>
      <text:p text:style-name="P13"><text:tab/>move.l<text:tab/>%a0, %d2<text:tab/><text:tab/>/*p = TEXT1*/</text:p>
      <text:p text:style-name="P13"><text:tab/>move.l<text:tab/>#258, %d3<text:tab/><text:tab/>/*size of text + 2*/</text:p>
      <text:p text:style-name="P13"><text:tab/>trap<text:tab/>#0</text:p>
      <text:p text:style-name="P13"/>
      <text:p text:style-name="P13"><text:tab/>lea.l<text:tab/>ENDLINE, %a5<text:tab/><text:tab/>/* Give space */</text:p>
      <text:p text:style-name="P13"><text:tab/>jsr<text:tab/>PRINT</text:p>
      <text:p text:style-name="P13"/>
      <text:p text:style-name="P13"><text:tab/>/* Configures timer to run for 60 seconds */</text:p>
      <text:p text:style-name="P13"><text:tab/>move.b <text:tab/>#0, TIME_ELAPSED_TOTAL</text:p>
      <text:p text:style-name="P13"><text:tab/>move.b <text:tab/>#6, TIME_ELAPSED2</text:p>
      <text:p text:style-name="P13"><text:soft-page-break/><text:tab/>move.b <text:tab/>#0, TIME_ELAPSED1</text:p>
      <text:p text:style-name="P13"><text:tab/>move.b<text:tab/>#0, TIMER_FLAG</text:p>
      <text:p text:style-name="P13"/>
      <text:p text:style-name="P13"><text:tab/>jsr <text:tab/>GAME_TIMER_LED</text:p>
      <text:p text:style-name="P13"><text:tab/></text:p>
      <text:p text:style-name="P13"><text:tab/>lea.l <text:s text:c="2"/>CONFIRMATION, %a5</text:p>
      <text:p text:style-name="P13"><text:tab/>jsr<text:tab/>PRINT</text:p>
      <text:p text:style-name="P13"/>
      <text:p text:style-name="P13"><text:tab/>jsr<text:tab/>WAIT</text:p>
      <text:p text:style-name="P13"/>
      <text:p text:style-name="P13"><text:tab/>/* Reset Timer */</text:p>
      <text:p text:style-name="P13"><text:tab/>move.l <text:tab/>#SYSCALL_NUM_RESET_TIMER,%d0</text:p>
      <text:p text:style-name="P13"><text:tab/>trap <text:s text:c="2"/><text:tab/>#0</text:p>
      <text:p text:style-name="P13"/>
      <text:p text:style-name="P13"><text:tab/>/* Set Timer to run GAME_TIMER every second */</text:p>
      <text:p text:style-name="P13"><text:tab/>move.l <text:tab/>#SYSCALL_NUM_SET_TIMER, %d0</text:p>
      <text:p text:style-name="P13"><text:tab/>move.w <text:tab/>#10000, %d1</text:p>
      <text:p text:style-name="P13"><text:tab/>move.l <text:tab/>#GAME_TIMER, %d2</text:p>
      <text:p text:style-name="P13"><text:tab/>trap <text:s/><text:tab/>#0</text:p>
      <text:p text:style-name="P13"/>
      <text:p text:style-name="P13">GAME1_LOOP:</text:p>
      <text:p text:style-name="P13"><text:tab/>move.l<text:tab/>#SYSCALL_NUM_GETSTRING, %d0</text:p>
      <text:p text:style-name="P13"><text:tab/>move.l<text:tab/>#0, %d1<text:tab/><text:tab/><text:tab/>/*ch = 0*/</text:p>
      <text:p text:style-name="P13"><text:tab/>move.l<text:tab/>%a1, %d2<text:tab/><text:tab/>/*p = #BUF*/</text:p>
      <text:p text:style-name="P13"><text:tab/>move.l<text:tab/>#1, %d3<text:tab/><text:tab/><text:tab/>/*size = 256*/</text:p>
      <text:p text:style-name="P13"><text:tab/>trap<text:tab/>#0</text:p>
      <text:p text:style-name="P13"/>
      <text:p text:style-name="P13"><text:tab/>cmpi.l<text:tab/>#0, %d0<text:tab/><text:tab/><text:tab/>/* d0 = no. of things read out by GETSTRING*/</text:p>
      <text:p text:style-name="P13"><text:tab/>beq<text:tab/>GAME1_LOOP<text:tab/><text:tab/>/* Only check if something is input */</text:p>
      <text:p text:style-name="P13"/>
      <text:p text:style-name="P13"><text:tab/>/* Check whether what is written is correct */</text:p>
      <text:p text:style-name="P13"><text:tab/>/* if not, do not getstring? or if already getstring take it out of the queue */</text:p>
      <text:p text:style-name="P13"><text:tab/>move.b<text:tab/>(%a1), %d0<text:tab/><text:tab/></text:p>
      <text:p text:style-name="P13"><text:tab/>cmp.b<text:tab/>(%a0), %d0<text:tab/><text:tab/>/* I'm trying to compare first element of BUF */</text:p>
      <text:p text:style-name="P13"><text:tab/><text:tab/><text:tab/><text:tab/><text:tab/>/* same = correct, else mistake*/</text:p>
      <text:p text:style-name="P13"><text:tab/>beq <text:tab/>GAME1_CORRECT</text:p>
      <text:p text:style-name="P13"><text:tab/>addi.w <text:tab/>#1, MISTAKES<text:tab/><text:tab/>/* ONLY CHECK MISTAKES IF A CHARACTER IS INPUT*/</text:p>
      <text:p text:style-name="P13"><text:tab/>bra<text:tab/>GAME1_CHECKTIMER</text:p>
      <text:p text:style-name="P13"><text:tab/></text:p>
      <text:p text:style-name="P13">GAME1_CORRECT:</text:p>
      <text:p text:style-name="P13"><text:tab/>addq<text:tab/>#1, %a0<text:tab/><text:tab/><text:tab/>/* a5 incremented */</text:p>
      <text:p text:style-name="P13"><text:tab/>addi.w <text:tab/>#1, CORRECT<text:tab/><text:tab/>/* CORRECT incremented*/</text:p>
      <text:p text:style-name="P13"/>
      <text:p text:style-name="P13"><text:tab/>move.l<text:tab/>#SYSCALL_NUM_PUTSTRING, %d0</text:p>
      <text:p text:style-name="P13"><text:tab/>move.l<text:tab/>#0, %d1<text:tab/><text:tab/><text:tab/>/*ch = 0*/</text:p>
      <text:p text:style-name="P13"><text:tab/>move.l<text:tab/>#BUF, %d2<text:tab/><text:tab/>/*p = #BUF*/</text:p>
      <text:p text:style-name="P13"><text:tab/>move.l<text:tab/>#1, %d3</text:p>
      <text:p text:style-name="P13"><text:tab/>trap<text:tab/>#0</text:p>
      <text:p text:style-name="P13"/>
      <text:p text:style-name="P13"><text:tab/>cmpi.w <text:tab/>#256, CORRECT<text:tab/><text:tab/>/* Adjust based on size of text*/</text:p>
      <text:p text:style-name="P13"><text:tab/>beq <text:tab/>GAME1_FINISH</text:p>
      <text:p text:style-name="P13"><text:soft-page-break/><text:tab/></text:p>
      <text:p text:style-name="P13">GAME1_CHECKTIMER:</text:p>
      <text:p text:style-name="P13"><text:tab/>cmpi.b <text:tab/>#0, TIMER_FLAG</text:p>
      <text:p text:style-name="P13"><text:tab/>beq<text:tab/>GAME1_LOOP</text:p>
      <text:p text:style-name="P13"/>
      <text:p text:style-name="P13">GAME1_FINISH:</text:p>
      <text:p text:style-name="P13"><text:tab/>lea.l<text:tab/>ENDLINE, %a5</text:p>
      <text:p text:style-name="P13"><text:tab/>jsr<text:tab/>PRINT</text:p>
      <text:p text:style-name="P13"><text:tab/></text:p>
      <text:p text:style-name="P13"><text:tab/>lea.l<text:tab/>FINISH, %a5</text:p>
      <text:p text:style-name="P13"><text:tab/>jsr<text:tab/>PRINT</text:p>
      <text:p text:style-name="P13"/>
      <text:p text:style-name="P13">GAME1_END:</text:p>
      <text:p text:style-name="P13"><text:tab/>/* Reset Timer */</text:p>
      <text:p text:style-name="P13"><text:tab/>move.l #SYSCALL_NUM_RESET_TIMER,%d0</text:p>
      <text:p text:style-name="P13"><text:tab/>trap <text:s text:c="2"/>#0</text:p>
      <text:p text:style-name="P13"/>
      <text:p text:style-name="P13"><text:tab/>move.l<text:tab/>#1, %d4<text:tab/><text:tab/><text:tab/>/* Game done flag */</text:p>
      <text:p text:style-name="P13"/>
      <text:p text:style-name="P13"><text:tab/>movem.l<text:tab/>(%sp)+, %d0-%d3/%a0-%a5</text:p>
      <text:p text:style-name="P13"><text:tab/>rts</text:p>
      <text:p text:style-name="P13"><text:tab/></text:p>
      <text:p text:style-name="P13">************************************* </text:p>
      <text:p text:style-name="P13">* <text:s text:c="3"/>GAMEMODE 2</text:p>
      <text:p text:style-name="P13">* <text:s text:c="3"/>Normal Typing Test</text:p>
      <text:p text:style-name="P13">*************************************</text:p>
      <text:p text:style-name="P13">GAME2:</text:p>
      <text:p text:style-name="P13"><text:tab/>movem.l<text:tab/>%d0-%d3/%a0-%a5, -(%sp)</text:p>
      <text:p text:style-name="P13"><text:tab/>lea.l <text:tab/>MODECHOSEN2, %a5</text:p>
      <text:p text:style-name="P13"><text:tab/>jsr<text:tab/>PRINT</text:p>
      <text:p text:style-name="P13"><text:tab/></text:p>
      <text:p text:style-name="P13">GAME2_START:</text:p>
      <text:p text:style-name="P13"><text:tab/>lea.l<text:tab/>TEXT2, %a0</text:p>
      <text:p text:style-name="P13"><text:tab/>lea.l<text:tab/>BUF, %a1</text:p>
      <text:p text:style-name="P13"><text:tab/></text:p>
      <text:p text:style-name="P13"><text:tab/>/* Prints Text */</text:p>
      <text:p text:style-name="P13"><text:tab/>move.l<text:tab/>#SYSCALL_NUM_PUTSTRING, %d0</text:p>
      <text:p text:style-name="P13"><text:tab/>move.l<text:tab/>#0, %d1<text:tab/><text:tab/><text:tab/>/*ch = 0*/</text:p>
      <text:p text:style-name="P13"><text:tab/>move.l<text:tab/>%a0, %d2<text:tab/><text:tab/>/*p = TEXT1*/</text:p>
      <text:p text:style-name="P13"><text:tab/>move.l<text:tab/>#256, %d3<text:tab/><text:tab/>/*size of text + 2*/</text:p>
      <text:p text:style-name="P13"><text:tab/>trap<text:tab/>#0</text:p>
      <text:p text:style-name="P13"/>
      <text:p text:style-name="P13"><text:tab/>move.l<text:tab/>#SYSCALL_NUM_PUTSTRING, %d0</text:p>
      <text:p text:style-name="P13"><text:tab/>move.l<text:tab/>#0, %d1<text:tab/><text:tab/><text:tab/>/*ch = 0*/</text:p>
      <text:p text:style-name="P13"><text:tab/>move.l<text:tab/>#TEXT3, %d2<text:tab/><text:tab/>/*p = TEXT1*/</text:p>
      <text:p text:style-name="P13"><text:tab/>move.l<text:tab/>#256, %d3<text:tab/><text:tab/>/*size of text + 2*/</text:p>
      <text:p text:style-name="P13"><text:tab/>trap<text:tab/>#0</text:p>
      <text:p text:style-name="P13"><text:tab/></text:p>
      <text:p text:style-name="P13"/>
      <text:p text:style-name="P13"><text:tab/>lea.l<text:tab/>ENDLINE, %a5<text:tab/><text:tab/>/* Give space */</text:p>
      <text:p text:style-name="P13"><text:tab/>jsr<text:tab/>PRINT</text:p>
      <text:p text:style-name="P13"/>
      <text:p text:style-name="P13"><text:soft-page-break/><text:tab/>/* Configures timer to run for 75 seconds */</text:p>
      <text:p text:style-name="P13"><text:tab/>move.b <text:tab/>#0, TIME_ELAPSED_TOTAL</text:p>
      <text:p text:style-name="P13"><text:tab/>move.b <text:tab/>#7, TIME_ELAPSED2</text:p>
      <text:p text:style-name="P13"><text:tab/>move.b <text:tab/>#5, TIME_ELAPSED1</text:p>
      <text:p text:style-name="P13"><text:tab/>move.b<text:tab/>#0, TIMER_FLAG</text:p>
      <text:p text:style-name="P13"/>
      <text:p text:style-name="P13"><text:tab/>jsr <text:tab/>GAME_TIMER_LED</text:p>
      <text:p text:style-name="P13"><text:tab/></text:p>
      <text:p text:style-name="P13"><text:tab/>lea.l <text:s text:c="2"/>CONFIRMATION, %a5</text:p>
      <text:p text:style-name="P13"><text:tab/>jsr<text:tab/>PRINT</text:p>
      <text:p text:style-name="P13"/>
      <text:p text:style-name="P13"><text:tab/>jsr<text:tab/>WAIT</text:p>
      <text:p text:style-name="P13"/>
      <text:p text:style-name="P13"><text:tab/>/* Reset Timer */</text:p>
      <text:p text:style-name="P13"><text:tab/>move.l <text:tab/>#SYSCALL_NUM_RESET_TIMER,%d0</text:p>
      <text:p text:style-name="P13"><text:tab/>trap <text:s text:c="2"/><text:tab/>#0</text:p>
      <text:p text:style-name="P13"/>
      <text:p text:style-name="P13"><text:tab/>/* Set Timer to run GAME_TIMER every second */</text:p>
      <text:p text:style-name="P13"><text:tab/>move.l <text:tab/>#SYSCALL_NUM_SET_TIMER, %d0</text:p>
      <text:p text:style-name="P13"><text:tab/>move.w <text:tab/>#10000, %d1</text:p>
      <text:p text:style-name="P13"><text:tab/>move.l <text:tab/>#GAME_TIMER, %d2</text:p>
      <text:p text:style-name="P13"><text:tab/>trap <text:s/><text:tab/>#0</text:p>
      <text:p text:style-name="P13"/>
      <text:p text:style-name="P13">GAME2_LOOP:</text:p>
      <text:p text:style-name="P13"><text:tab/>move.l<text:tab/>#SYSCALL_NUM_GETSTRING, %d0</text:p>
      <text:p text:style-name="P13"><text:tab/>move.l<text:tab/>#0, %d1<text:tab/><text:tab/><text:tab/>/*ch = 0*/</text:p>
      <text:p text:style-name="P13"><text:tab/>move.l<text:tab/>%a1, %d2<text:tab/><text:tab/>/*p = #BUF*/</text:p>
      <text:p text:style-name="P13"><text:tab/>move.l<text:tab/>#1, %d3<text:tab/><text:tab/><text:tab/>/*size = 256*/</text:p>
      <text:p text:style-name="P13"><text:tab/>trap<text:tab/>#0</text:p>
      <text:p text:style-name="P13"/>
      <text:p text:style-name="P13"><text:tab/>cmpi.l<text:tab/>#0, %d0<text:tab/><text:tab/><text:tab/>/* d0 = no. of things read out by GETSTRING*/</text:p>
      <text:p text:style-name="P13"><text:tab/>beq<text:tab/>GAME2_LOOP<text:tab/><text:tab/>/* Only check if something is input */</text:p>
      <text:p text:style-name="P13"/>
      <text:p text:style-name="P13"><text:tab/>/* Check whether what is written is correct */</text:p>
      <text:p text:style-name="P13"><text:tab/>/* if not, do not getstring? or if already getstring take it out of the queue */</text:p>
      <text:p text:style-name="P13"><text:tab/>move.b<text:tab/>(%a1), %d0<text:tab/><text:tab/></text:p>
      <text:p text:style-name="P13"><text:tab/>cmp.b<text:tab/>(%a0), %d0<text:tab/><text:tab/>/* I'm trying to compare first element of BUF */</text:p>
      <text:p text:style-name="P13"><text:tab/><text:tab/><text:tab/><text:tab/><text:tab/>/* same = correct, else mistake*/</text:p>
      <text:p text:style-name="P13"><text:tab/>beq <text:tab/>GAME2_CORRECT</text:p>
      <text:p text:style-name="P13"><text:tab/>addi.w <text:tab/>#1, MISTAKES<text:tab/><text:tab/>/* ONLY CHECK MISTAKES IF A CHARACTER IS INPUT*/</text:p>
      <text:p text:style-name="P13"><text:tab/>bra<text:tab/>GAME2_CHECKTIMER</text:p>
      <text:p text:style-name="P13"><text:tab/></text:p>
      <text:p text:style-name="P13">GAME2_CORRECT:</text:p>
      <text:p text:style-name="P13"><text:tab/>addq<text:tab/>#1, %a0<text:tab/><text:tab/><text:tab/>/* a5 incremented */</text:p>
      <text:p text:style-name="P13"><text:tab/>addi.w <text:tab/>#1, CORRECT<text:tab/><text:tab/>/* CORRECT incremented*/</text:p>
      <text:p text:style-name="P13"/>
      <text:p text:style-name="P13"><text:tab/>move.l<text:tab/>#SYSCALL_NUM_PUTSTRING, %d0</text:p>
      <text:p text:style-name="P13"><text:tab/>move.l<text:tab/>#0, %d1<text:tab/><text:tab/><text:tab/>/*ch = 0*/</text:p>
      <text:p text:style-name="P13"><text:tab/>move.l<text:tab/>#BUF, %d2<text:tab/><text:tab/>/*p = #BUF*/</text:p>
      <text:p text:style-name="P13"><text:tab/>move.l<text:tab/>#1, %d3</text:p>
      <text:p text:style-name="P13"><text:tab/>trap<text:tab/>#0</text:p>
      <text:p text:style-name="P13"><text:soft-page-break/></text:p>
      <text:p text:style-name="P13"><text:tab/>cmpi.w <text:tab/>#512, CORRECT<text:tab/><text:tab/>/* Adjust based on size of text*/</text:p>
      <text:p text:style-name="P13"><text:tab/>beq <text:tab/>GAME2_FINISH</text:p>
      <text:p text:style-name="P13"><text:tab/></text:p>
      <text:p text:style-name="P13">GAME2_CHECKTIMER:</text:p>
      <text:p text:style-name="P13"><text:tab/>cmpi.b <text:tab/>#0, TIMER_FLAG</text:p>
      <text:p text:style-name="P13"><text:tab/>beq<text:tab/>GAME2_LOOP</text:p>
      <text:p text:style-name="P13"/>
      <text:p text:style-name="P13">GAME2_FINISH:</text:p>
      <text:p text:style-name="P13"><text:tab/>lea.l<text:tab/>ENDLINE, %a5</text:p>
      <text:p text:style-name="P13"><text:tab/>jsr<text:tab/>PRINT</text:p>
      <text:p text:style-name="P13"><text:tab/></text:p>
      <text:p text:style-name="P13"><text:tab/>lea.l<text:tab/>FINISH, %a5</text:p>
      <text:p text:style-name="P13"><text:tab/>jsr<text:tab/>PRINT</text:p>
      <text:p text:style-name="P13"/>
      <text:p text:style-name="P13">GAME2_END:</text:p>
      <text:p text:style-name="P13"><text:tab/>/* Reset Timer */</text:p>
      <text:p text:style-name="P13"><text:tab/>move.l #SYSCALL_NUM_RESET_TIMER,%d0</text:p>
      <text:p text:style-name="P13"><text:tab/>trap <text:s text:c="2"/>#0</text:p>
      <text:p text:style-name="P13"/>
      <text:p text:style-name="P13"><text:tab/>move.l<text:tab/>#1, %d4<text:tab/><text:tab/><text:tab/>/* Game done flag */</text:p>
      <text:p text:style-name="P13"/>
      <text:p text:style-name="P13"><text:tab/>movem.l<text:tab/>(%sp)+, %d0-%d3/%a0-%a5</text:p>
      <text:p text:style-name="P13"><text:tab/>rts</text:p>
      <text:p text:style-name="P13"/>
      <text:p text:style-name="P13">************************************** <text:s text:c="6"/></text:p>
      <text:p text:style-name="P13">* <text:s text:c="3"/>Wait for input <text:s text:c="3"/></text:p>
      <text:p text:style-name="P13">**************************************</text:p>
      <text:p text:style-name="P13"/>
      <text:p text:style-name="P13">WAIT:</text:p>
      <text:p text:style-name="P13"><text:tab/>/* WAIT FOR INPUT */</text:p>
      <text:p text:style-name="P13"><text:tab/>/* We might have to clear buffer */</text:p>
      <text:p text:style-name="P13"><text:tab/>/* Output: %d5 &lt;- User Input */</text:p>
      <text:p text:style-name="P13"><text:tab/>movem.l<text:tab/>%d0-%d3, -(%sp)</text:p>
      <text:p text:style-name="P13"><text:tab/></text:p>
      <text:p text:style-name="P13"><text:tab/>/* Clear Confirmation Buffer*/</text:p>
      <text:p text:style-name="P13"><text:tab/>move.b<text:tab/>#0, CONFIRMATION_BUFFER</text:p>
      <text:p text:style-name="P13">WAIT_LOOP:</text:p>
      <text:p text:style-name="P13"><text:tab/>/* Note: We also want the timer to end if something is input */</text:p>
      <text:p text:style-name="P13"><text:tab/>/* I think we can put a cmp if data is input to reset the timer */</text:p>
      <text:p text:style-name="P13"><text:tab/>move.l<text:tab/>#SYSCALL_NUM_GETSTRING, %d0</text:p>
      <text:p text:style-name="P13"><text:tab/>move.l<text:tab/>#0, %d1<text:tab/><text:tab/><text:tab/><text:tab/>/*ch = 0*/</text:p>
      <text:p text:style-name="P13"><text:tab/>move.l<text:tab/>#CONFIRMATION_BUFFER, %d2<text:tab/>/*p = #BUF*/</text:p>
      <text:p text:style-name="P13"><text:tab/>move.l<text:tab/>#1, %d3<text:tab/><text:tab/><text:tab/><text:tab/>/*size = 1*/</text:p>
      <text:p text:style-name="P13"><text:tab/>trap<text:tab/>#0</text:p>
      <text:p text:style-name="P13"/>
      <text:p text:style-name="P13"><text:tab/>cmpi.b<text:tab/>#0, %d0<text:tab/><text:tab/><text:tab/><text:tab/>/* d0 = no. of things read out by GETSTRING*/</text:p>
      <text:p text:style-name="P13"><text:tab/>beq<text:tab/>WAIT_LOOP</text:p>
      <text:p text:style-name="P13"/>
      <text:p text:style-name="P13"><text:tab/>lea.l<text:tab/>CONFIRMATION_BUFFER, %a5</text:p>
      <text:p text:style-name="P13"><text:tab/>move.b<text:tab/>(%a5), %d5</text:p>
      <text:p text:style-name="P13"/>
      <text:p text:style-name="P13"><text:soft-page-break/><text:tab/>movem.l<text:tab/>(%sp)+, %d0-%d3</text:p>
      <text:p text:style-name="P13"><text:tab/>rts</text:p>
      <text:p text:style-name="P13"><text:tab/></text:p>
      <text:p text:style-name="P13"/>
      <text:p text:style-name="P13">************************************** <text:s text:c="6"/></text:p>
      <text:p text:style-name="P13">** <text:s/>Game Timer</text:p>
      <text:p text:style-name="P13">**<text:tab/>Decrements Game Timer &amp; ends it when done <text:s text:c="2"/></text:p>
      <text:p text:style-name="P13">************************************** <text:s text:c="2"/></text:p>
      <text:p text:style-name="P13"/>
      <text:p text:style-name="P13">GAME_TIMER:</text:p>
      <text:p text:style-name="P13"><text:tab/>movem.l<text:tab/>%d0-%d7/%a0-%a6, -(%sp)</text:p>
      <text:p text:style-name="P13"><text:tab/>cmpi.b<text:tab/>#0, TIME_ELAPSED2<text:tab/><text:tab/>/* check 2nd digit */</text:p>
      <text:p text:style-name="P13"><text:tab/>bne<text:tab/>GAME_TIMERSKIP<text:tab/><text:tab/>/*Skip check if &gt;10s left*/</text:p>
      <text:p text:style-name="P13"/>
      <text:p text:style-name="P13"><text:tab/>cmpi.b<text:tab/>#0, TIME_ELAPSED1<text:tab/><text:tab/>/* If 0s, kill timer*/</text:p>
      <text:p text:style-name="P13"><text:tab/>beq<text:tab/>GAME_TIMERKILL</text:p>
      <text:p text:style-name="P13"/>
      <text:p text:style-name="P13">GAME_TIMERSKIP:<text:tab/></text:p>
      <text:p text:style-name="P13"><text:tab/>/* Decrement Timer digits */</text:p>
      <text:p text:style-name="P13"><text:tab/>cmpi.b <text:tab/>#0, TIME_ELAPSED1</text:p>
      <text:p text:style-name="P13"><text:tab/>beq<text:tab/>GAME_TIMERDECREMENT</text:p>
      <text:p text:style-name="P13"/>
      <text:p text:style-name="P13"><text:tab/>subi.b <text:tab/>#1, TIME_ELAPSED1</text:p>
      <text:p text:style-name="P13"><text:tab/>bra<text:tab/>GAME_TIMEREND</text:p>
      <text:p text:style-name="P13"/>
      <text:p text:style-name="P13">GAME_TIMERDECREMENT:</text:p>
      <text:p text:style-name="P13"><text:tab/>move.b<text:tab/>#9, TIME_ELAPSED1</text:p>
      <text:p text:style-name="P13"><text:tab/>subi.b<text:tab/>#1, TIME_ELAPSED2<text:tab/><text:tab/><text:tab/>/* Decrement 2nd digit by 1 and return */</text:p>
      <text:p text:style-name="P13"><text:tab/></text:p>
      <text:p text:style-name="P13"><text:tab/>bra<text:tab/>GAME_TIMEREND</text:p>
      <text:p text:style-name="P13"/>
      <text:p text:style-name="P13">GAME_TIMERKILL:</text:p>
      <text:p text:style-name="P13"><text:tab/>move.b<text:tab/>#1, TIMER_FLAG<text:tab/><text:tab/><text:tab/>/* 1 = Timer done*/</text:p>
      <text:p text:style-name="P13"><text:tab/>move.l<text:tab/>#SYSCALL_NUM_RESET_TIMER, %d0</text:p>
      <text:p text:style-name="P13"><text:tab/>trap<text:tab/>#0</text:p>
      <text:p text:style-name="P13"><text:s text:c="4"/></text:p>
      <text:p text:style-name="P13">GAME_TIMEREND:</text:p>
      <text:p text:style-name="P13"><text:tab/>jsr<text:tab/>GAME_TIMER_LED</text:p>
      <text:p text:style-name="P13"><text:tab/>addi.w<text:tab/>#1, TIME_ELAPSED_TOTAL</text:p>
      <text:p text:style-name="P13"><text:tab/>movem.l<text:tab/>(%sp)+, %d0-%d7/%a0-%a6</text:p>
      <text:p text:style-name="P13"><text:tab/>rts</text:p>
      <text:p text:style-name="P13"/>
      <text:p text:style-name="P13">GAME_TIMER_LED:</text:p>
      <text:p text:style-name="P13"><text:tab/>/* Output time left on LED */</text:p>
      <text:p text:style-name="P13"><text:tab/>movem.l<text:tab/>%d1-%d2, -(%sp)</text:p>
      <text:p text:style-name="P13"><text:tab/>move.b <text:s/>#'T', LED7</text:p>
      <text:p text:style-name="P13"><text:tab/>move.b <text:s/>#'i', LED6</text:p>
      <text:p text:style-name="P13"><text:tab/>move.b <text:s/>#'m', LED5</text:p>
      <text:p text:style-name="P13"><text:tab/>move.b <text:s/>#'e', LED4</text:p>
      <text:p text:style-name="P13"/>
      <text:p text:style-name="P13"><text:tab/>move.b <text:s/>#0x30, %d1 <text:s/><text:tab/>/* d1 = 0 */</text:p>
      <text:p text:style-name="P13"><text:soft-page-break/><text:tab/>move.b<text:tab/>%d1, %d2</text:p>
      <text:p text:style-name="P13"><text:tab/>add.b <text:s/><text:tab/>TIME_ELAPSED1, %d1</text:p>
      <text:p text:style-name="P13"><text:tab/>add.b <text:s/><text:tab/>TIME_ELAPSED2, %d2</text:p>
      <text:p text:style-name="P13"/>
      <text:p text:style-name="P13"><text:tab/>move.b<text:tab/>#':', LED3</text:p>
      <text:p text:style-name="P13"><text:tab/>move.b <text:s/>%d2, LED2</text:p>
      <text:p text:style-name="P13"><text:tab/>move.b <text:s/>%d1, LED1</text:p>
      <text:p text:style-name="P13"><text:tab/>move.b <text:s/>#'s', LED0</text:p>
      <text:p text:style-name="P13"><text:tab/></text:p>
      <text:p text:style-name="P13"><text:tab/>movem.l<text:tab/>(%sp)+, %d1-%d2</text:p>
      <text:p text:style-name="P13"><text:tab/>rts</text:p>
      <text:p text:style-name="P13"/>
      <text:p text:style-name="P13">BUGTEST:</text:p>
      <text:p text:style-name="P13"><text:tab/>movem.l<text:tab/>%a5, -(%sp)</text:p>
      <text:p text:style-name="P13"/>
      <text:p text:style-name="P13"><text:tab/>lea.l<text:tab/>BUGTESTTEXT, %a5</text:p>
      <text:p text:style-name="P13"><text:tab/>jsr<text:tab/>PRINT</text:p>
      <text:p text:style-name="P13"/>
      <text:p text:style-name="P13"><text:tab/>movem.l<text:tab/>(%sp)+, %a5</text:p>
      <text:p text:style-name="P13"><text:tab/>rts</text:p>
      <text:p text:style-name="P13"/>
      <text:p text:style-name="P13">****************************************************************</text:p>
      <text:p text:style-name="P13">**<text:tab/>Data for Queues</text:p>
      <text:p text:style-name="P13">****************************************************************</text:p>
      <text:p text:style-name="P13"/>
      <text:p text:style-name="P13">.section .data</text:p>
      <text:p text:style-name="P13"><text:s text:c="4"/>.equ<text:tab/>SIZE_of_QUEUE,<text:tab/>256</text:p>
      <text:p text:style-name="P13"/>
      <text:p text:style-name="P13">.section .bss</text:p>
      <text:p text:style-name="P13">.even</text:p>
      <text:p text:style-name="P13">top:<text:tab/><text:tab/>.ds.b<text:tab/>SIZE_of_QUEUE*2</text:p>
      <text:p text:style-name="P13">inp:<text:tab/><text:tab/>.ds.l<text:tab/>2</text:p>
      <text:p text:style-name="P13">outp:<text:tab/><text:tab/>.ds.l<text:tab/>2</text:p>
      <text:p text:style-name="P13">s:<text:tab/><text:tab/>.ds.w<text:tab/>2</text:p>
      <text:p text:style-name="P13">task_p:<text:tab/><text:tab/>.ds.l<text:tab/>1</text:p>
      <text:p text:style-name="P13"/>
      <text:p text:style-name="P13"><text:s text:c="12"/>.even</text:p>
      <text:p text:style-name="P13"/>
      <text:p text:style-name="P13">****************************************************************</text:p>
      <text:p text:style-name="P13">**<text:tab/>Data region with an initial value</text:p>
      <text:p text:style-name="P13">****************************************************************</text:p>
      <text:p text:style-name="P13">.section .data</text:p>
      <text:p text:style-name="P13">TMSG:<text:tab/>.ascii<text:tab/>"******\r\n"</text:p>
      <text:p text:style-name="P13"><text:s text:c="12"/>.even</text:p>
      <text:p text:style-name="P13">TIME_ELAPSED1:<text:tab/>.dc.b<text:tab/>0<text:tab/><text:tab/>/* why is this length 0 */</text:p>
      <text:p text:style-name="P13"><text:s text:c="8"/>.even</text:p>
      <text:p text:style-name="P13">TIME_ELAPSED2:<text:tab/>.dc.b<text:tab/>0</text:p>
      <text:p text:style-name="P13"><text:s text:c="8"/>.even</text:p>
      <text:p text:style-name="P13">TIME_ELAPSED_TOTAL:<text:tab/>.dc.w <text:tab/>0</text:p>
      <text:p text:style-name="P13"><text:tab/><text:tab/>.even</text:p>
      <text:p text:style-name="P13"><text:soft-page-break/>BORDER:<text:tab/>.ascii<text:tab/>"***************************************************************\r\n"</text:p>
      <text:p text:style-name="P13"><text:tab/>.even</text:p>
      <text:p text:style-name="P13">INTRO_TEXT:<text:tab/>.ascii<text:tab/>"*** <text:s text:c="14"/>Welcome to the typing game! <text:s text:c="14"/>***\r\n"</text:p>
      <text:p text:style-name="P13"><text:tab/>.even</text:p>
      <text:p text:style-name="P13">CONFIRMATION:<text:tab/>.ascii<text:tab/>"Press any key to continue...\r\n"</text:p>
      <text:p text:style-name="P13"><text:tab/>.even</text:p>
      <text:p text:style-name="P13">GAMEMODEASK:<text:tab/>.ascii<text:tab/>"Pick a gamemode!\r\n"</text:p>
      <text:p text:style-name="P13"><text:tab/>.even</text:p>
      <text:p text:style-name="P13">MODEASK1:<text:tab/>.ascii<text:tab/>"1 - Normal Mode (256 characters, 60s)\r\n"</text:p>
      <text:p text:style-name="P13"><text:tab/>.even</text:p>
      <text:p text:style-name="P13">MODEASK2:<text:tab/>.ascii<text:tab/>"2 - Hard Mode (512 characters, 75s)\r\n"</text:p>
      <text:p text:style-name="P13"><text:tab/>.even</text:p>
      <text:p text:style-name="P13">INVALIDTEXT:<text:tab/>.ascii<text:tab/>"Invalid Input! Try again\r\n"</text:p>
      <text:p text:style-name="P13"><text:tab/>.even</text:p>
      <text:p text:style-name="P13">MODECHOSEN1:<text:tab/>.ascii<text:tab/>"Normal Mode Chosen!\r\n"</text:p>
      <text:p text:style-name="P13"><text:tab/>.even</text:p>
      <text:p text:style-name="P13">MODECHOSEN2:<text:tab/>.ascii<text:tab/>"Hard Mode Chosen!\r\n"</text:p>
      <text:p text:style-name="P13"><text:tab/>.even</text:p>
      <text:p text:style-name="P13">RESULTS1:<text:tab/>.ascii<text:tab/>"*** <text:s text:c="22"/>Your Results <text:s text:c="21"/>***\r\n"</text:p>
      <text:p text:style-name="P13"><text:tab/>.even</text:p>
      <text:p text:style-name="P13">RESULTS2:<text:tab/>.ascii<text:tab/>"Characters Per Minute (Estimated): "</text:p>
      <text:p text:style-name="P13">RESULTS3:<text:tab/>.ascii<text:tab/>"Correct: "</text:p>
      <text:p text:style-name="P13">RESULTS4:<text:tab/>.ascii<text:tab/>"Mistakes: "</text:p>
      <text:p text:style-name="P13">RESULTS5:<text:tab/>.ascii<text:tab/>"Accuracy (Estimated): "</text:p>
      <text:p text:style-name="P13">ENDLINE:<text:tab/>.ascii<text:tab/>"\r\n"</text:p>
      <text:p text:style-name="P13">BUGTESTTEXT:<text:tab/>.ascii<text:tab/>"This is for testing\r\n"</text:p>
      <text:p text:style-name="P13"><text:tab/>.even</text:p>
      <text:p text:style-name="P13">CORRECT:<text:tab/>.dc.w <text:tab/>1</text:p>
      <text:p text:style-name="P13">MISTAKES:<text:tab/>.dc.w<text:tab/>1</text:p>
      <text:p text:style-name="P13">TIMER_FLAG:<text:tab/>.dc.b<text:tab/>1</text:p>
      <text:p text:style-name="P13"/>
      <text:p text:style-name="P13">FINISH:<text:tab/>.ascii<text:tab/>"****** <text:s text:c="6"/>Congratulations! You reached the end! <text:s text:c="7"/>*****\r\n"</text:p>
      <text:p text:style-name="P13"><text:tab/>.even</text:p>
      <text:p text:style-name="P13">ENDING:<text:tab/>.ascii<text:tab/>"Play again?\r\n"</text:p>
      <text:p text:style-name="P13"/>
      <text:p text:style-name="P13">TEXT1:<text:tab/>.ascii<text:tab/>"Lorem ipsum dolor sit amet, consectetur adipiscing elit. Fusce ornare est vel arcu venenatis fringilla. Maecenas at bibendum velit. Nunc eget metus metus. Pellentesque iaculis mauris lobortis ante semper vestibulum. Morbi et aliquete nunc. Donec porttitit.\r\n"</text:p>
      <text:p text:style-name="P13">TEXT2:<text:tab/>.ascii<text:tab/>"Lorem ipsum dolor sit amet, consectetur adipiscing elit. Nulla in massa lorem. Nulla lacinia a lectus vel tristique. Duis blandit justo non hendrerit accumsan. Vivamus ut laoreet eros. Suspendisse potent. Aliquam efficitur nunc sapien, ac ultrices odio hen"</text:p>
      <text:p text:style-name="P13">TEXT3:<text:tab/>.ascii<text:tab/>"drerit id. Nam sit amet diam mattis, volutpat leo et, pulvinar justo. Nam non lacinia orci. Donec condimentum nibh ex, sed accumsan lorem efficitur ut. Quisque tincidunt suscipit urna at placerat. Vivamus ultricies, nunc porttitor pulvinar dignissim vivam.\r\n"</text:p>
      <text:p text:style-name="P13">****************************************************************</text:p>
      <text:p text:style-name="P13">**<text:tab/>Data region without an initial value</text:p>
      <text:p text:style-name="P13">****************************************************************</text:p>
      <text:p text:style-name="P13">.section .bss</text:p>
      <text:p text:style-name="P13">BUF:<text:tab/><text:tab/>.ds.b<text:tab/>256</text:p>
      <text:p text:style-name="P13"><text:s text:c="8"/>.even</text:p>
      <text:p text:style-name="P13">PRINT_BUFFER:<text:tab/><text:tab/>.ds.b<text:tab/>256</text:p>
      <text:p text:style-name="P13"><text:soft-page-break/><text:s text:c="8"/>.even</text:p>
      <text:p text:style-name="P13">CONFIRMATION_BUFFER:<text:tab/>.ds.b<text:tab/>1</text:p>
      <text:p text:style-name="P13"><text:tab/><text:tab/>.even</text:p>
      <text:p text:style-name="P13">USR_STK:</text:p>
      <text:p text:style-name="P13"><text:s text:c="12"/>.ds.b<text:tab/>0x4000</text:p>
      <text:p text:style-name="P13"><text:s text:c="12"/>.even</text:p>
      <text:p text:style-name="P13">USR_STK_TO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5:23:17.248883979</meta:creation-date>
    <dc:date>2024-11-15T16:35:36.293628012</dc:date>
    <meta:editing-duration>PT10M11S</meta:editing-duration>
    <meta:editing-cycles>1</meta:editing-cycles>
    <meta:document-statistic meta:table-count="0" meta:image-count="0" meta:object-count="0" meta:page-count="28" meta:paragraph-count="1173" meta:word-count="5600" meta:character-count="37268" meta:non-whitespace-character-count="30695"/>
    <meta:generator>LibreOffice/7.3.7.2$Linux_X86_64 LibreOffice_project/30$Build-2</meta:generator>
  </office:meta>
</office:document-meta>
</file>